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7e660" officeooo:paragraph-rsid="0017e660"/>
    </style:style>
    <style:style style:name="P2" style:family="paragraph" style:parent-style-name="Text_20_body">
      <style:text-properties officeooo:rsid="002ca532" officeooo:paragraph-rsid="002ca532"/>
    </style:style>
    <style:style style:name="P3" style:family="paragraph" style:parent-style-name="Text_20_body">
      <style:text-properties officeooo:rsid="002ca532" officeooo:paragraph-rsid="002e69a7"/>
    </style:style>
    <style:style style:name="P4" style:family="paragraph" style:parent-style-name="Text_20_body">
      <style:text-properties officeooo:rsid="002ca532" officeooo:paragraph-rsid="004f1295"/>
    </style:style>
    <style:style style:name="P5" style:family="paragraph" style:parent-style-name="Text_20_body">
      <style:text-properties officeooo:rsid="00440b7b" officeooo:paragraph-rsid="00440b7b"/>
    </style:style>
    <style:style style:name="P6" style:family="paragraph" style:parent-style-name="Text_20_body">
      <style:text-properties officeooo:rsid="0046c858" officeooo:paragraph-rsid="0046c858"/>
    </style:style>
    <style:style style:name="P7" style:family="paragraph" style:parent-style-name="Text_20_body">
      <style:text-properties officeooo:rsid="002ea28e" officeooo:paragraph-rsid="002ea28e"/>
    </style:style>
    <style:style style:name="P8" style:family="paragraph" style:parent-style-name="Text_20_body">
      <style:text-properties officeooo:rsid="002ea28e" officeooo:paragraph-rsid="004f1295"/>
    </style:style>
    <style:style style:name="P9" style:family="paragraph" style:parent-style-name="Text_20_body">
      <style:text-properties officeooo:rsid="004b2106" officeooo:paragraph-rsid="004b2106"/>
    </style:style>
    <style:style style:name="P10" style:family="paragraph" style:parent-style-name="Text_20_body">
      <style:text-properties officeooo:rsid="004beec9" officeooo:paragraph-rsid="004beec9"/>
    </style:style>
    <style:style style:name="P11" style:family="paragraph" style:parent-style-name="Text_20_body">
      <style:text-properties officeooo:rsid="004d75d3" officeooo:paragraph-rsid="004d75d3"/>
    </style:style>
    <style:style style:name="P12" style:family="paragraph" style:parent-style-name="Text_20_body">
      <style:text-properties officeooo:rsid="004f1295" officeooo:paragraph-rsid="004f1295"/>
    </style:style>
    <style:style style:name="P13" style:family="paragraph" style:parent-style-name="Text_20_body">
      <style:text-properties officeooo:rsid="0017a2fc" officeooo:paragraph-rsid="0017a2fc"/>
    </style:style>
    <style:style style:name="P14" style:family="paragraph" style:parent-style-name="Text_20_body">
      <style:text-properties officeooo:rsid="002b76cd" officeooo:paragraph-rsid="00221b35"/>
    </style:style>
    <style:style style:name="P15" style:family="paragraph" style:parent-style-name="Text_20_body">
      <style:text-properties officeooo:rsid="005140db" officeooo:paragraph-rsid="005140db"/>
    </style:style>
    <style:style style:name="P16" style:family="paragraph" style:parent-style-name="Text_20_body">
      <style:text-properties officeooo:rsid="00529042" officeooo:paragraph-rsid="00529042"/>
    </style:style>
    <style:style style:name="P17" style:family="paragraph" style:parent-style-name="Text_20_body">
      <style:text-properties officeooo:rsid="0052fb6d" officeooo:paragraph-rsid="0052fb6d"/>
    </style:style>
    <style:style style:name="P18" style:family="paragraph" style:parent-style-name="Text_20_body">
      <style:text-properties officeooo:rsid="0052fb6d" officeooo:paragraph-rsid="0053d2a0"/>
    </style:style>
    <style:style style:name="P19" style:family="paragraph" style:parent-style-name="Text_20_body">
      <style:text-properties officeooo:paragraph-rsid="0010d150"/>
    </style:style>
    <style:style style:name="P20" style:family="paragraph" style:parent-style-name="Text_20_body">
      <style:text-properties officeooo:rsid="00630bf9" officeooo:paragraph-rsid="00630bf9"/>
    </style:style>
    <style:style style:name="P21" style:family="paragraph" style:parent-style-name="Text_20_body">
      <style:text-properties officeooo:rsid="00644177" officeooo:paragraph-rsid="00644177"/>
    </style:style>
    <style:style style:name="P22" style:family="paragraph" style:parent-style-name="Text_20_body">
      <style:text-properties officeooo:rsid="00658000" officeooo:paragraph-rsid="00658000"/>
    </style:style>
    <style:style style:name="P23" style:family="paragraph" style:parent-style-name="Text_20_body">
      <style:text-properties officeooo:rsid="00658000" officeooo:paragraph-rsid="00676ec7"/>
    </style:style>
    <style:style style:name="P24" style:family="paragraph" style:parent-style-name="Text_20_body">
      <style:text-properties officeooo:rsid="0066ea87" officeooo:paragraph-rsid="0066ea87"/>
    </style:style>
    <style:style style:name="P25" style:family="paragraph" style:parent-style-name="Text_20_body">
      <style:text-properties officeooo:rsid="00676ec7" officeooo:paragraph-rsid="00676ec7"/>
    </style:style>
    <style:style style:name="P26" style:family="paragraph" style:parent-style-name="Text_20_body">
      <style:text-properties officeooo:rsid="0053d2a0" officeooo:paragraph-rsid="0053d2a0"/>
    </style:style>
    <style:style style:name="P27" style:family="paragraph" style:parent-style-name="Text_20_body">
      <style:text-properties officeooo:rsid="006a12a4" officeooo:paragraph-rsid="006a12a4"/>
    </style:style>
    <style:style style:name="P28" style:family="paragraph" style:parent-style-name="Text_20_body">
      <style:text-properties officeooo:rsid="006a12a4" officeooo:paragraph-rsid="006adeac"/>
    </style:style>
    <style:style style:name="P29" style:family="paragraph" style:parent-style-name="Text_20_body">
      <style:text-properties officeooo:rsid="006adeac" officeooo:paragraph-rsid="006adeac"/>
    </style:style>
    <style:style style:name="P30" style:family="paragraph" style:parent-style-name="Text_20_body">
      <style:text-properties officeooo:rsid="006adeac" officeooo:paragraph-rsid="00705c1f"/>
    </style:style>
    <style:style style:name="P31" style:family="paragraph" style:parent-style-name="Text_20_body">
      <style:text-properties style:font-name="FreeMono" fo:font-size="9pt" officeooo:rsid="006adeac" officeooo:paragraph-rsid="006d1a69" style:font-size-asian="9pt" style:font-size-complex="9pt"/>
    </style:style>
    <style:style style:name="P32" style:family="paragraph" style:parent-style-name="Text_20_body">
      <style:text-properties officeooo:paragraph-rsid="006d1a69"/>
    </style:style>
    <style:style style:name="P33" style:family="paragraph" style:parent-style-name="Text_20_body">
      <style:text-properties officeooo:rsid="006d1a69" officeooo:paragraph-rsid="006d1a69"/>
    </style:style>
    <style:style style:name="P34" style:family="paragraph" style:parent-style-name="Text_20_body">
      <style:text-properties officeooo:rsid="006edf7e" officeooo:paragraph-rsid="006edf7e"/>
    </style:style>
    <style:style style:name="P35" style:family="paragraph" style:parent-style-name="Text_20_body">
      <style:text-properties officeooo:rsid="00705c1f" officeooo:paragraph-rsid="00705c1f"/>
    </style:style>
    <style:style style:name="P3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7a2fc"/>
    </style:style>
    <style:style style:name="P37"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8640" officeooo:paragraph-rsid="00168640"/>
    </style:style>
    <style:style style:name="P38"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16eb56" officeooo:paragraph-rsid="0016eb56"/>
    </style:style>
    <style:style style:name="P39"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105a1" officeooo:paragraph-rsid="002105a1"/>
    </style:style>
    <style:style style:name="P40"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41"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ca532"/>
    </style:style>
    <style:style style:name="P42"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43"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4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49c837"/>
    </style:style>
    <style:style style:name="P4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46" style:family="paragraph" style:parent-style-name="Text_20_body">
      <loext:graphic-properties draw:fill="none"/>
      <style:paragraph-properties fo:margin-left="3.752cm" fo:margin-right="0cm" fo:margin-top="0.201cm" fo:margin-bottom="0.413cm" loext:contextual-spacing="false" fo:text-align="start" style:justify-single-word="false" fo:text-indent="-2cm" style:auto-text-indent="false" fo:background-color="transparent">
        <style:tab-stops>
          <style:tab-stop style:position="-1.005cm"/>
        </style:tab-stops>
      </style:paragraph-properties>
      <style:text-properties officeooo:rsid="00168640" officeooo:paragraph-rsid="00168640"/>
    </style:style>
    <style:style style:name="P47" style:family="paragraph" style:parent-style-name="Text_20_body">
      <style:paragraph-properties fo:margin-top="0.201cm" fo:margin-bottom="0.413cm" loext:contextual-spacing="false"/>
      <style:text-properties officeooo:rsid="0017a2fc" officeooo:paragraph-rsid="0017a2fc"/>
    </style:style>
    <style:style style:name="P48" style:family="paragraph" style:parent-style-name="Text_20_body">
      <style:paragraph-properties fo:margin-top="0.201cm" fo:margin-bottom="0.413cm" loext:contextual-spacing="false"/>
      <style:text-properties officeooo:rsid="001b4fc3" officeooo:paragraph-rsid="002014ae"/>
    </style:style>
    <style:style style:name="P49" style:family="paragraph" style:parent-style-name="Text_20_body">
      <style:paragraph-properties fo:margin-top="0.201cm" fo:margin-bottom="0.413cm" loext:contextual-spacing="false"/>
      <style:text-properties officeooo:rsid="001b4fc3" officeooo:paragraph-rsid="00254eac"/>
    </style:style>
    <style:style style:name="P50" style:family="paragraph" style:parent-style-name="Text_20_body">
      <style:paragraph-properties fo:margin-top="0.201cm" fo:margin-bottom="0.413cm" loext:contextual-spacing="false"/>
      <style:text-properties officeooo:rsid="002014ae" officeooo:paragraph-rsid="002014ae"/>
    </style:style>
    <style:style style:name="P51" style:family="paragraph" style:parent-style-name="Text_20_body">
      <style:paragraph-properties fo:margin-top="0.201cm" fo:margin-bottom="0.413cm" loext:contextual-spacing="false"/>
      <style:text-properties officeooo:rsid="0020d374" officeooo:paragraph-rsid="0020d374"/>
    </style:style>
    <style:style style:name="P52" style:family="paragraph" style:parent-style-name="Text_20_body">
      <style:paragraph-properties fo:margin-top="0.201cm" fo:margin-bottom="0.413cm" loext:contextual-spacing="false"/>
      <style:text-properties officeooo:rsid="002105a1" officeooo:paragraph-rsid="002105a1"/>
    </style:style>
    <style:style style:name="P53" style:family="paragraph" style:parent-style-name="Text_20_body">
      <style:paragraph-properties fo:margin-top="0.201cm" fo:margin-bottom="0.413cm" loext:contextual-spacing="false"/>
      <style:text-properties officeooo:rsid="002105a1" officeooo:paragraph-rsid="0028b864"/>
    </style:style>
    <style:style style:name="P54" style:family="paragraph" style:parent-style-name="Text_20_body">
      <style:paragraph-properties fo:margin-top="0.201cm" fo:margin-bottom="0.413cm" loext:contextual-spacing="false"/>
      <style:text-properties officeooo:rsid="00221b35" officeooo:paragraph-rsid="0022e01a"/>
    </style:style>
    <style:style style:name="P55" style:family="paragraph" style:parent-style-name="Text_20_body">
      <style:paragraph-properties fo:margin-top="0.201cm" fo:margin-bottom="0.413cm" loext:contextual-spacing="false"/>
      <style:text-properties officeooo:rsid="003bd71e" officeooo:paragraph-rsid="003bd71e"/>
    </style:style>
    <style:style style:name="P56" style:family="paragraph" style:parent-style-name="Text_20_body">
      <style:paragraph-properties fo:margin-top="0.201cm" fo:margin-bottom="0.413cm" loext:contextual-spacing="false"/>
      <style:text-properties officeooo:rsid="0017e660" officeooo:paragraph-rsid="00254eac"/>
    </style:style>
    <style:style style:name="P57" style:family="paragraph" style:parent-style-name="Text_20_body">
      <style:paragraph-properties fo:margin-top="0.201cm" fo:margin-bottom="0.413cm" loext:contextual-spacing="false"/>
      <style:text-properties officeooo:rsid="0041e574" officeooo:paragraph-rsid="0041e574"/>
    </style:style>
    <style:style style:name="P58" style:family="paragraph" style:parent-style-name="Text_20_body">
      <style:paragraph-properties fo:margin-top="0.201cm" fo:margin-bottom="0.413cm" loext:contextual-spacing="false"/>
      <style:text-properties officeooo:rsid="0043d25c" officeooo:paragraph-rsid="0043d25c"/>
    </style:style>
    <style:style style:name="P59" style:family="paragraph" style:parent-style-name="Text_20_body">
      <style:paragraph-properties fo:margin-top="0.201cm" fo:margin-bottom="0.413cm" loext:contextual-spacing="false"/>
      <style:text-properties officeooo:rsid="0047d3f1" officeooo:paragraph-rsid="0047d3f1"/>
    </style:style>
    <style:style style:name="P60" style:family="paragraph" style:parent-style-name="Text_20_body">
      <style:paragraph-properties fo:margin-top="0.201cm" fo:margin-bottom="0.413cm" loext:contextual-spacing="false"/>
      <style:text-properties officeooo:rsid="003a7820" officeooo:paragraph-rsid="003a7820"/>
    </style:style>
    <style:style style:name="P61"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5b96" officeooo:paragraph-rsid="00225b96"/>
    </style:style>
    <style:style style:name="P62"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paragraph-rsid="0049c837"/>
    </style:style>
    <style:style style:name="P63"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ea28e" officeooo:paragraph-rsid="0049c837"/>
    </style:style>
    <style:style style:name="P64"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3c3ef" officeooo:paragraph-rsid="0049c837"/>
    </style:style>
    <style:style style:name="P6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2ca532"/>
    </style:style>
    <style:style style:name="P6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ca532" officeooo:paragraph-rsid="0049c837"/>
    </style:style>
    <style:style style:name="P6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2ea28e" officeooo:paragraph-rsid="002ea28e"/>
    </style:style>
    <style:style style:name="P6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360ffb"/>
    </style:style>
    <style:style style:name="P6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60ffb" officeooo:paragraph-rsid="0045ee6a"/>
    </style:style>
    <style:style style:name="P7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386c86"/>
    </style:style>
    <style:style style:name="P7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86c86" officeooo:paragraph-rsid="0045ee6a"/>
    </style:style>
    <style:style style:name="P7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a2cec"/>
    </style:style>
    <style:style style:name="P7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45ee6a"/>
    </style:style>
    <style:style style:name="P7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3bd71e"/>
    </style:style>
    <style:style style:name="P7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a2cec" officeooo:paragraph-rsid="0052fb6d"/>
    </style:style>
    <style:style style:name="P7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3e7a71"/>
    </style:style>
    <style:style style:name="P77"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e7a71" officeooo:paragraph-rsid="0046c858"/>
    </style:style>
    <style:style style:name="P7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34e7ee" officeooo:paragraph-rsid="0049c837"/>
    </style:style>
    <style:style style:name="P7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a0740"/>
    </style:style>
    <style:style style:name="P80"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4beec9"/>
    </style:style>
    <style:style style:name="P81"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a0740" officeooo:paragraph-rsid="0052fb6d"/>
    </style:style>
    <style:style style:name="P82"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4b2106" officeooo:paragraph-rsid="004b2106"/>
    </style:style>
    <style:style style:name="P83"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84"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4ed47" officeooo:paragraph-rsid="0054ed47"/>
    </style:style>
    <style:style style:name="P85"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e5f49" officeooo:paragraph-rsid="005e5f49"/>
    </style:style>
    <style:style style:name="P86"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140db" officeooo:paragraph-rsid="0052fb6d"/>
    </style:style>
    <style:style style:name="P87" style:family="paragraph" style:parent-style-name="Text_20_body">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53d2a0" officeooo:paragraph-rsid="0053d2a0"/>
    </style:style>
    <style:style style:name="P88" style:family="paragraph" style:parent-style-name="Text_20_body">
      <loext:graphic-properties draw:fill="none"/>
      <style:paragraph-properties fo:margin-left="0.499cm" fo:margin-right="0cm" fo:margin-top="0.201cm" fo:margin-bottom="0.413cm" loext:contextual-spacing="false" fo:text-align="start" style:justify-single-word="false" fo:text-indent="0cm" style:auto-text-indent="false" fo:background-color="transparent">
        <style:tab-stops/>
      </style:paragraph-properties>
      <style:text-properties officeooo:rsid="00310a29" officeooo:paragraph-rsid="00310a29"/>
    </style:style>
    <style:style style:name="P89" style:family="paragraph" style:parent-style-name="Text_20_body">
      <loext:graphic-properties draw:fill="none"/>
      <style:paragraph-properties fo:margin-left="0cm" fo:margin-right="0cm" fo:margin-top="0cm" fo:margin-bottom="0.212cm" loext:contextual-spacing="false" fo:text-align="start" style:justify-single-word="false" fo:text-indent="0cm" style:auto-text-indent="false" fo:background-color="transparent">
        <style:tab-stops/>
      </style:paragraph-properties>
      <style:text-properties officeooo:rsid="0017a2fc" officeooo:paragraph-rsid="00221b35"/>
    </style:style>
    <style:style style:name="P90" style:family="paragraph" style:parent-style-name="Text_20_body">
      <style:paragraph-properties fo:break-before="page"/>
      <style:text-properties officeooo:rsid="00658000" officeooo:paragraph-rsid="00658000"/>
    </style:style>
    <style:style style:name="P91" style:family="paragraph" style:parent-style-name="Title">
      <style:text-properties officeooo:rsid="0010d150" officeooo:paragraph-rsid="0010d150"/>
    </style:style>
    <style:style style:name="P92"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beec9"/>
    </style:style>
    <style:style style:name="P93" style:family="paragraph" style:parent-style-name="Standard" style:list-style-name="L2">
      <loext:graphic-properties draw:fill="none"/>
      <style:paragraph-properties fo:margin-top="0cm" fo:margin-bottom="0.212cm" loext:contextual-spacing="false" fo:text-align="start" style:justify-single-word="false" fo:background-color="transparent">
        <style:tab-stops/>
      </style:paragraph-properties>
      <style:text-properties officeooo:rsid="004d75d3" officeooo:paragraph-rsid="004d75d3"/>
    </style:style>
    <style:style style:name="P94"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221b35"/>
    </style:style>
    <style:style style:name="P95"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96"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5b96" officeooo:paragraph-rsid="00225b96"/>
    </style:style>
    <style:style style:name="P97" style:family="paragraph" style:parent-style-name="Standard">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3c3ef" officeooo:paragraph-rsid="0049c837"/>
    </style:style>
    <style:style style:name="P98"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71b23" officeooo:paragraph-rsid="00771b23"/>
    </style:style>
    <style:style style:name="P99" style:family="paragraph" style:parent-style-name="Standard">
      <loext:graphic-properties draw:fill="none"/>
      <style:paragraph-properties fo:margin-left="0.499cm" fo:margin-right="0cm" fo:margin-top="0cm" fo:margin-bottom="0.212cm" loext:contextual-spacing="false" fo:text-align="start" style:justify-single-word="false" fo:text-indent="0cm" style:auto-text-indent="false" fo:background-color="transparent">
        <style:tab-stops/>
      </style:paragraph-properties>
      <style:text-properties officeooo:rsid="0078409c" officeooo:paragraph-rsid="0078409c"/>
    </style:style>
    <style:style style:name="P100" style:family="paragraph" style:parent-style-name="Standard"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771b23" officeooo:paragraph-rsid="00771b23"/>
    </style:style>
    <style:style style:name="P101" style:family="paragraph" style:parent-style-name="Heading_20_1">
      <style:paragraph-properties fo:break-before="page"/>
    </style:style>
    <style:style style:name="P102" style:family="paragraph" style:parent-style-name="Heading_20_1">
      <style:paragraph-properties fo:break-before="page"/>
      <style:text-properties style:font-name="Bitstream Vera Sans1" fo:font-size="24pt" fo:font-weight="bold" officeooo:rsid="0017e660" officeooo:paragraph-rsid="0017e660" style:font-name-asian="Bitstream Vera Sans2" style:font-size-asian="24pt" style:font-weight-asian="bold" style:font-name-complex="Bitstream Vera Sans2" style:font-size-complex="24pt" style:font-weight-complex="bold"/>
    </style:style>
    <style:style style:name="P103" style:family="paragraph" style:parent-style-name="Heading_20_1">
      <style:paragraph-properties fo:break-before="page"/>
      <style:text-properties style:font-name="Bitstream Vera Sans1" fo:font-size="24pt" fo:font-weight="bold" officeooo:rsid="001b4fc3" officeooo:paragraph-rsid="001b4fc3" style:font-name-asian="Bitstream Vera Sans2" style:font-size-asian="24pt" style:font-weight-asian="bold" style:font-name-complex="Bitstream Vera Sans2" style:font-size-complex="24pt" style:font-weight-complex="bold"/>
    </style:style>
    <style:style style:name="P104"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P105" style:family="paragraph" style:parent-style-name="Text_20_body" style:list-style-name="L3">
      <style:text-properties officeooo:rsid="00676ec7" officeooo:paragraph-rsid="00676ec7"/>
    </style:style>
    <style:style style:name="P106" style:family="paragraph" style:parent-style-name="Text_20_body">
      <style:text-properties officeooo:rsid="00722c6f" officeooo:paragraph-rsid="00722c6f"/>
    </style:style>
    <style:style style:name="P107" style:family="paragraph" style:parent-style-name="Text_20_body">
      <style:text-properties officeooo:rsid="0073ce70" officeooo:paragraph-rsid="0073ce70"/>
    </style:style>
    <style:style style:name="P108" style:family="paragraph" style:parent-style-name="Text_20_body">
      <style:text-properties officeooo:paragraph-rsid="0073ce70"/>
    </style:style>
    <style:style style:name="P109" style:family="paragraph" style:parent-style-name="Text_20_body">
      <style:text-properties officeooo:paragraph-rsid="0075220d"/>
    </style:style>
    <style:style style:name="P110" style:family="paragraph" style:parent-style-name="Text_20_body">
      <style:text-properties officeooo:rsid="0075220d" officeooo:paragraph-rsid="0075220d"/>
    </style:style>
    <style:style style:name="P111" style:family="paragraph" style:parent-style-name="Text_20_body">
      <style:text-properties officeooo:rsid="0052fb6d" officeooo:paragraph-rsid="007a4436"/>
    </style:style>
    <style:style style:name="P112" style:family="paragraph" style:parent-style-name="Text_20_body" style:list-style-name="L1" style:master-page-name="">
      <loext:graphic-properties draw:fill="none"/>
      <style:paragraph-properties fo:margin-left="5.001cm" fo:margin-right="0cm" fo:margin-top="0cm" fo:margin-bottom="0.212cm" loext:contextual-spacing="false" fo:text-align="start" style:justify-single-word="false" fo:text-indent="-1cm" style:auto-text-indent="false" style:page-number="auto" fo:background-color="transparent">
        <style:tab-stops/>
      </style:paragraph-properties>
      <style:text-properties officeooo:rsid="002105a1" officeooo:paragraph-rsid="002105a1"/>
    </style:style>
    <style:style style:name="P113"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105a1" officeooo:paragraph-rsid="002105a1"/>
    </style:style>
    <style:style style:name="P114" style:family="paragraph" style:parent-style-name="Text_20_body" style:list-style-name="L1">
      <loext:graphic-properties draw:fill="none"/>
      <style:paragraph-properties fo:margin-left="5.001cm" fo:margin-right="0cm" fo:margin-top="0cm" fo:margin-bottom="0.212cm" loext:contextual-spacing="false" fo:text-align="start" style:justify-single-word="false" fo:text-indent="-1cm" style:auto-text-indent="false" fo:background-color="transparent">
        <style:tab-stops/>
      </style:paragraph-properties>
      <style:text-properties officeooo:rsid="00221b35" officeooo:paragraph-rsid="00221b35"/>
    </style:style>
    <style:style style:name="P115" style:family="paragraph" style:parent-style-name="Text_20_body" style:list-style-name="L1" style:master-page-name="">
      <loext:graphic-properties draw:fill="none"/>
      <style:paragraph-properties fo:margin-left="0.499cm" fo:margin-right="0cm" fo:margin-top="0cm" fo:margin-bottom="0.212cm" loext:contextual-spacing="false" fo:text-align="start" style:justify-single-word="false" fo:text-indent="0cm" style:auto-text-indent="false" style:page-number="auto" fo:background-color="transparent">
        <style:tab-stops/>
      </style:paragraph-properties>
      <style:text-properties officeooo:rsid="0022e01a" officeooo:paragraph-rsid="0028b864"/>
    </style:style>
    <style:style style:name="P116" style:family="paragraph" style:parent-style-name="Text_20_body">
      <loext:graphic-properties draw:fill="none"/>
      <style:paragraph-properties fo:margin-left="3.752cm" fo:margin-right="0cm" fo:margin-top="0cm" fo:margin-bottom="0.212cm" loext:contextual-spacing="false" fo:text-align="start" style:justify-single-word="false" fo:text-indent="-2cm" style:auto-text-indent="false" fo:background-color="transparent">
        <style:tab-stops/>
      </style:paragraph-properties>
      <style:text-properties officeooo:rsid="00221b35" officeooo:paragraph-rsid="00771b23"/>
    </style:style>
    <style:style style:name="P117" style:family="paragraph" style:parent-style-name="Heading_20_3">
      <style:paragraph-properties fo:break-before="page"/>
    </style:style>
    <style:style style:name="P118" style:family="paragraph" style:parent-style-name="Heading_20_3">
      <style:paragraph-properties fo:break-before="page"/>
      <style:text-properties officeooo:paragraph-rsid="004f1295"/>
    </style:style>
    <style:style style:name="P119" style:family="paragraph" style:parent-style-name="Heading_20_2">
      <style:text-properties style:font-name="Bitstream Vera Sans1" fo:font-size="18pt" fo:font-weight="bold" officeooo:rsid="0016eb56" officeooo:paragraph-rsid="0016eb56" style:font-name-asian="Bitstream Vera Sans2" style:font-size-asian="18pt" style:font-weight-asian="bold" style:font-name-complex="Bitstream Vera Sans2" style:font-size-complex="18pt" style:font-weight-complex="bold"/>
    </style:style>
    <style:style style:name="P120" style:family="paragraph" style:parent-style-name="Heading_20_2">
      <style:text-properties officeooo:paragraph-rsid="00722c6f"/>
    </style:style>
    <style:style style:name="P121" style:family="paragraph" style:parent-style-name="Heading_20_2">
      <style:paragraph-properties fo:break-before="page"/>
      <style:text-properties officeooo:rsid="001580f7" officeooo:paragraph-rsid="0016eb56"/>
    </style:style>
    <style:style style:name="P122" style:family="paragraph" style:parent-style-name="Heading_20_2">
      <style:paragraph-properties fo:break-before="page"/>
      <style:text-properties officeooo:paragraph-rsid="0022e01a"/>
    </style:style>
    <style:style style:name="P123" style:family="paragraph" style:parent-style-name="Heading_20_4">
      <style:text-properties officeooo:paragraph-rsid="002ca532"/>
    </style:style>
    <style:style style:name="P124" style:family="paragraph" style:parent-style-name="Heading_20_4">
      <style:text-properties officeooo:paragraph-rsid="002ea28e"/>
    </style:style>
    <style:style style:name="P125" style:family="paragraph" style:parent-style-name="Heading_20_4">
      <style:text-properties officeooo:paragraph-rsid="0049c837"/>
    </style:style>
    <style:style style:name="P126" style:family="paragraph" style:parent-style-name="Heading_20_4">
      <style:text-properties officeooo:paragraph-rsid="00360ffb"/>
    </style:style>
    <style:style style:name="P127" style:family="paragraph" style:parent-style-name="Heading_20_4">
      <style:text-properties officeooo:rsid="003e7a71" officeooo:paragraph-rsid="004029b9"/>
    </style:style>
    <style:style style:name="P128" style:family="paragraph" style:parent-style-name="Heading_20_4" style:master-page-name="">
      <style:paragraph-properties style:page-number="auto" fo:break-before="page"/>
      <style:text-properties officeooo:paragraph-rsid="0049c837"/>
    </style:style>
    <style:style style:name="P129" style:family="paragraph" style:parent-style-name="Heading_20_4" style:master-page-name="">
      <style:paragraph-properties style:page-number="auto" fo:break-before="page"/>
      <style:text-properties officeooo:paragraph-rsid="003e7a71"/>
    </style:style>
    <style:style style:name="P130" style:family="paragraph" style:parent-style-name="Heading_20_4">
      <style:paragraph-properties fo:break-before="page"/>
    </style:style>
    <style:style style:name="P131" style:family="paragraph" style:parent-style-name="Heading_20_4">
      <style:paragraph-properties fo:break-before="page"/>
      <style:text-properties officeooo:rsid="003e7a71" officeooo:paragraph-rsid="004029b9"/>
    </style:style>
    <style:style style:name="P132" style:family="paragraph" style:parent-style-name="List_20_1_20_Content">
      <style:text-properties officeooo:rsid="00722c6f" officeooo:paragraph-rsid="00722c6f"/>
    </style:style>
    <style:style style:name="P133" style:family="paragraph" style:parent-style-name="List_20_1_20_Content" style:list-style-name="List_20_1">
      <style:text-properties officeooo:rsid="00722c6f" officeooo:paragraph-rsid="00722c6f"/>
    </style:style>
    <style:style style:name="P134" style:family="paragraph" style:parent-style-name="List_20_1_20_Content_20_Last" style:list-style-name="List_20_1">
      <style:text-properties officeooo:paragraph-rsid="00722c6f"/>
    </style:style>
    <style:style style:name="P135" style:family="paragraph" style:parent-style-name="Contents_20_2">
      <style:paragraph-properties>
        <style:tab-stops>
          <style:tab-stop style:position="17.198cm" style:type="right" style:leader-style="dotted" style:leader-text="."/>
        </style:tab-stops>
      </style:paragraph-properties>
    </style:style>
    <style:style style:name="P136" style:family="paragraph" style:parent-style-name="Contents_20_3">
      <style:paragraph-properties>
        <style:tab-stops>
          <style:tab-stop style:position="17.198cm" style:type="right" style:leader-style="dotted" style:leader-text="."/>
        </style:tab-stops>
      </style:paragraph-properties>
    </style:style>
    <style:style style:name="P137" style:family="paragraph" style:parent-style-name="Contents_20_1">
      <style:paragraph-properties>
        <style:tab-stops>
          <style:tab-stop style:position="17.198cm" style:type="right" style:leader-style="dotted" style:leader-text="."/>
        </style:tab-stops>
      </style:paragraph-properties>
    </style:style>
    <style:style style:name="P138" style:family="paragraph" style:parent-style-name="Contents_20_4">
      <style:paragraph-properties>
        <style:tab-stops>
          <style:tab-stop style:position="17.198cm" style:type="right" style:leader-style="dotted" style:leader-text="."/>
        </style:tab-stops>
      </style:paragraph-properties>
    </style:style>
    <style:style style:name="P139" style:family="paragraph" style:parent-style-name="Header">
      <style:text-properties officeooo:rsid="0073ce70" officeooo:paragraph-rsid="0073ce70"/>
    </style:style>
    <style:style style:name="P140" style:family="paragraph">
      <loext:graphic-properties draw:fill="none" draw:fill-color="#ffffff"/>
      <style:paragraph-properties fo:margin-top="0.101cm" fo:margin-bottom="0.101cm" style:writing-mode="lr-tb"/>
      <style:text-properties style:font-name="Courier New" fo:font-size="18pt" fo:font-weight="bold" fo:background-color="#2a6099" style:font-size-asian="18pt" style:font-weight-asian="bold" style:font-size-complex="18pt" style:font-weight-complex="bold"/>
    </style:style>
    <style:style style:name="T1" style:family="text">
      <style:text-properties officeooo:rsid="0011ef35"/>
    </style:style>
    <style:style style:name="T2" style:family="text">
      <style:text-properties officeooo:rsid="0017a2fc"/>
    </style:style>
    <style:style style:name="T3" style:family="text">
      <style:text-properties officeooo:rsid="0018fb57"/>
    </style:style>
    <style:style style:name="T4" style:family="text">
      <style:text-properties style:text-position="super 58%"/>
    </style:style>
    <style:style style:name="T5" style:family="text">
      <style:text-properties style:text-position="super 58%" officeooo:rsid="0023c3ef"/>
    </style:style>
    <style:style style:name="T6" style:family="text">
      <style:text-properties style:text-position="super 58%" officeooo:rsid="00221b35"/>
    </style:style>
    <style:style style:name="T7" style:family="text">
      <style:text-properties officeooo:rsid="002014ae"/>
    </style:style>
    <style:style style:name="T8" style:family="text">
      <style:text-properties officeooo:rsid="002105a1"/>
    </style:style>
    <style:style style:name="T9" style:family="text">
      <style:text-properties officeooo:rsid="00221b35"/>
    </style:style>
    <style:style style:name="T10" style:family="text">
      <style:text-properties officeooo:rsid="00225b96"/>
    </style:style>
    <style:style style:name="T11" style:family="text">
      <style:text-properties officeooo:rsid="0022e01a"/>
    </style:style>
    <style:style style:name="T12" style:family="text">
      <style:text-properties officeooo:rsid="0023c3ef"/>
    </style:style>
    <style:style style:name="T13" style:family="text">
      <style:text-properties officeooo:rsid="00286d89"/>
    </style:style>
    <style:style style:name="T14" style:family="text">
      <style:text-properties officeooo:rsid="0028b864"/>
    </style:style>
    <style:style style:name="T15" style:family="text">
      <style:text-properties officeooo:rsid="002b76cd"/>
    </style:style>
    <style:style style:name="T16" style:family="text">
      <style:text-properties officeooo:rsid="002ea28e"/>
    </style:style>
    <style:style style:name="T17" style:family="text">
      <style:text-properties officeooo:rsid="0034e7ee"/>
    </style:style>
    <style:style style:name="T18" style:family="text">
      <style:text-properties officeooo:rsid="00360ffb"/>
    </style:style>
    <style:style style:name="T19" style:family="text">
      <style:text-properties style:font-name="Bitstream Vera Sans1" fo:font-size="12pt" fo:font-weight="bold" officeooo:rsid="00360ffb" style:font-name-asian="Bitstream Vera Sans2" style:font-size-asian="12pt" style:font-weight-asian="bold" style:font-name-complex="Bitstream Vera Sans2" style:font-size-complex="12pt" style:font-weight-complex="bold"/>
    </style:style>
    <style:style style:name="T20" style:family="text">
      <style:text-properties style:font-name="Bitstream Vera Sans1" fo:font-size="12pt" fo:font-weight="bold" officeooo:rsid="003e7a71" style:font-name-asian="Bitstream Vera Sans2" style:font-size-asian="12pt" style:font-weight-asian="bold" style:font-name-complex="Bitstream Vera Sans2" style:font-size-complex="12pt" style:font-weight-complex="bold"/>
    </style:style>
    <style:style style:name="T21" style:family="text">
      <style:text-properties style:font-name="Bitstream Vera Sans1" fo:font-size="12pt" fo:font-weight="bold" officeooo:rsid="004029b9" style:font-name-asian="Bitstream Vera Sans2" style:font-size-asian="12pt" style:font-weight-asian="bold" style:font-name-complex="Bitstream Vera Sans2" style:font-size-complex="12pt" style:font-weight-complex="bold"/>
    </style:style>
    <style:style style:name="T22" style:family="text">
      <style:text-properties officeooo:rsid="003a2cec"/>
    </style:style>
    <style:style style:name="T23" style:family="text">
      <style:text-properties officeooo:rsid="004029b9"/>
    </style:style>
    <style:style style:name="T24" style:family="text">
      <style:text-properties officeooo:rsid="00459ae2"/>
    </style:style>
    <style:style style:name="T25" style:family="text">
      <style:text-properties officeooo:rsid="0049c837"/>
    </style:style>
    <style:style style:name="T26" style:family="text">
      <style:text-properties officeooo:rsid="004b2106"/>
    </style:style>
    <style:style style:name="T27" style:family="text">
      <style:text-properties officeooo:rsid="004beec9"/>
    </style:style>
    <style:style style:name="T28" style:family="text">
      <style:text-properties officeooo:rsid="004d75d3"/>
    </style:style>
    <style:style style:name="T29" style:family="text">
      <style:text-properties officeooo:rsid="005140db"/>
    </style:style>
    <style:style style:name="T30" style:family="text">
      <style:text-properties officeooo:rsid="0052fb6d"/>
    </style:style>
    <style:style style:name="T31" style:family="text">
      <style:text-properties officeooo:rsid="0053d2a0"/>
    </style:style>
    <style:style style:name="T32" style:family="text">
      <style:text-properties officeooo:rsid="005ddc0b"/>
    </style:style>
    <style:style style:name="T33" style:family="text">
      <style:text-properties officeooo:rsid="00658000"/>
    </style:style>
    <style:style style:name="T34" style:family="text">
      <style:text-properties officeooo:rsid="00676ec7"/>
    </style:style>
    <style:style style:name="T35" style:family="text">
      <style:text-properties officeooo:rsid="006adeac"/>
    </style:style>
    <style:style style:name="T36" style:family="text">
      <style:text-properties officeooo:rsid="006ce36a"/>
    </style:style>
    <style:style style:name="T37" style:family="text">
      <style:text-properties officeooo:rsid="006d1a69"/>
    </style:style>
    <style:style style:name="T38" style:family="text">
      <style:text-properties officeooo:rsid="006edf7e"/>
    </style:style>
    <style:style style:name="T39" style:family="text">
      <style:text-properties officeooo:rsid="0073ce70"/>
    </style:style>
    <style:style style:name="T40" style:family="text">
      <style:text-properties officeooo:rsid="0075220d"/>
    </style:style>
    <style:style style:name="T41" style:family="text">
      <style:text-properties officeooo:rsid="00771b23"/>
    </style:style>
    <style:style style:name="T42" style:family="text">
      <style:text-properties officeooo:rsid="0078409c"/>
    </style:style>
    <style:style style:name="T43" style:family="text">
      <style:text-properties officeooo:rsid="0079d262"/>
    </style:style>
    <style:style style:name="T44" style:family="text">
      <style:text-properties officeooo:rsid="007a283e"/>
    </style:style>
    <style:style style:name="T45" style:family="text">
      <style:text-properties officeooo:rsid="007a4436"/>
    </style:style>
    <style:style style:name="T46" style:family="text">
      <style:text-properties officeooo:rsid="007b4cb7"/>
    </style:style>
    <style:style style:name="T47" style:family="text">
      <style:text-properties fo:color="#ffffff" style:font-name="Courier New" fo:font-size="18pt" fo:font-weight="bold" fo:background-color="#2a6099" style:font-size-asian="18pt" style:font-weight-asian="bold" style:font-size-complex="18pt"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372cm" fo:text-indent="-0.635cm" fo:margin-left="9.372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901cm" fo:text-indent="-0.635cm" fo:margin-left="1.9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36cm" fo:text-indent="-0.635cm" fo:margin-left="2.5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1cm" fo:text-indent="-0.635cm" fo:margin-left="3.1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06cm" fo:text-indent="-0.635cm" fo:margin-left="3.8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1cm" fo:text-indent="-0.635cm" fo:margin-left="4.4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76cm" fo:text-indent="-0.635cm" fo:margin-left="5.0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1cm" fo:text-indent="-0.635cm" fo:margin-left="5.7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46cm" fo:text-indent="-0.635cm" fo:margin-left="6.3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1cm" fo:text-indent="-0.635cm" fo:margin-left="6.9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16cm" fo:text-indent="-0.635cm" fo:margin-left="7.6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style:style style:name="gr1" style:family="graphic">
      <style:graphic-properties draw:stroke="none" svg:stroke-color="#000000" draw:fill="none" draw:fill-color="#ffffff" draw:textarea-horizontal-align="center" draw:textarea-vertical-align="top" draw:auto-grow-height="true" fo:min-height="1.44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draw:textarea-horizontal-align="center" draw:textarea-vertical-align="top" draw:auto-grow-height="true" fo:min-height="0.601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draw:textarea-horizontal-align="center" draw:textarea-vertical-align="top" draw:auto-grow-height="true" fo:min-height="1.498cm" fo:padding-top="0cm" fo:padding-bottom="0.499cm" fo:padding-left="0.499cm" fo:padding-right="0cm" style:run-through="foreground" style:wrap="left"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1">Extending EzyBus</text:p>
      <text:p text:style-name="P19"/>
      <text:table-of-content text:style-name="Sect1" text:protected="true" text:name="Table of Contents1">
        <text:table-of-content-source text:outline-level="10" text:relative-tab-stop-position="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7"><text:a xlink:type="simple" xlink:href="#__RefHeading___extending_ezybus_1" text:style-name="Index_20_Link" text:visited-style-name="Index_20_Link">Summary<text:tab/>2</text:a></text:p>
          <text:p text:style-name="P135"><text:a xlink:type="simple" xlink:href="#__RefHeading___features_2" text:style-name="Index_20_Link" text:visited-style-name="Index_20_Link">Features<text:tab/>2</text:a></text:p>
          <text:p text:style-name="P135"><text:a xlink:type="simple" xlink:href="#__RefHeading___background_4" text:style-name="Index_20_Link" text:visited-style-name="Index_20_Link">Background<text:tab/>2</text:a></text:p>
          <text:p text:style-name="P135"><text:a xlink:type="simple" xlink:href="#__RefHeading___hardware_5" text:style-name="Index_20_Link" text:visited-style-name="Index_20_Link">Hardware<text:tab/>3</text:a></text:p>
          <text:p text:style-name="P135"><text:a xlink:type="simple" xlink:href="#__RefHeading___Toc725_4257236322" text:style-name="Index_20_Link" text:visited-style-name="Index_20_Link">Progress<text:tab/>3</text:a></text:p>
          <text:p text:style-name="P137"><text:a xlink:type="simple" xlink:href="#__RefHeading___Toc727_4257236322" text:style-name="Index_20_Link" text:visited-style-name="Index_20_Link">Overview<text:tab/>4</text:a></text:p>
          <text:p text:style-name="P135"><text:a xlink:type="simple" xlink:href="#__RefHeading___Toc729_4257236322" text:style-name="Index_20_Link" text:visited-style-name="Index_20_Link">Inputs<text:tab/>4</text:a></text:p>
          <text:p text:style-name="P135"><text:a xlink:type="simple" xlink:href="#__RefHeading___Toc731_4257236322" text:style-name="Index_20_Link" text:visited-style-name="Index_20_Link">Outputs<text:tab/>5</text:a></text:p>
          <text:p text:style-name="P137"><text:a xlink:type="simple" xlink:href="#__RefHeading___Toc323_1673517113" text:style-name="Index_20_Link" text:visited-style-name="Index_20_Link">Setup<text:tab/>6</text:a></text:p>
          <text:p text:style-name="P137"><text:a xlink:type="simple" xlink:href="#__RefHeading___Toc325_1673517113" text:style-name="Index_20_Link" text:visited-style-name="Index_20_Link">Configuration<text:tab/>7</text:a></text:p>
          <text:p text:style-name="P135"><text:a xlink:type="simple" xlink:href="#__RefHeading___Toc327_1673517113" text:style-name="Index_20_Link" text:visited-style-name="Index_20_Link">Menu buttons<text:tab/>7</text:a></text:p>
          <text:p text:style-name="P135"><text:a xlink:type="simple" xlink:href="#__RefHeading___Toc329_1673517113" text:style-name="Index_20_Link" text:visited-style-name="Index_20_Link">Menu structure<text:tab/>8</text:a></text:p>
          <text:p text:style-name="P136"><text:a xlink:type="simple" xlink:href="#__RefHeading___Toc331_1673517113" text:style-name="Index_20_Link" text:visited-style-name="Index_20_Link">System menu<text:tab/>9</text:a></text:p>
          <text:p text:style-name="P138"><text:a xlink:type="simple" xlink:href="#__RefHeading___Toc333_1673517113" text:style-name="Index_20_Link" text:visited-style-name="Index_20_Link">System report sub-menu<text:tab/>9</text:a></text:p>
          <text:p text:style-name="P138"><text:a xlink:type="simple" xlink:href="#__RefHeading___Toc1035_937605990" text:style-name="Index_20_Link" text:visited-style-name="Index_20_Link">System I2C sub-menu<text:tab/>10</text:a></text:p>
          <text:p text:style-name="P138"><text:a xlink:type="simple" xlink:href="#__RefHeading___Toc822_2579033525" text:style-name="Index_20_Link" text:visited-style-name="Index_20_Link">System Nodes sub-menu<text:tab/>10</text:a></text:p>
          <text:p text:style-name="P138"><text:a xlink:type="simple" xlink:href="#__RefHeading___Toc1037_937605990" text:style-name="Index_20_Link" text:visited-style-name="Index_20_Link">System Debug sub-menu<text:tab/>10</text:a></text:p>
          <text:p text:style-name="P136"><text:a xlink:type="simple" xlink:href="#__RefHeading___Toc337_1673517113" text:style-name="Index_20_Link" text:visited-style-name="Index_20_Link">Output menu<text:tab/>10</text:a></text:p>
          <text:p text:style-name="P138"><text:a xlink:type="simple" xlink:href="#__RefHeading___Toc824_2579033525" text:style-name="Index_20_Link" text:visited-style-name="Index_20_Link">Output Servo sub-menu<text:tab/>11</text:a></text:p>
          <text:p text:style-name="P138"><text:a xlink:type="simple" xlink:href="#__RefHeading___Toc826_2579033525" text:style-name="Index_20_Link" text:visited-style-name="Index_20_Link">Output Signal sub-menu<text:tab/>12</text:a></text:p>
          <text:p text:style-name="P138"><text:a xlink:type="simple" xlink:href="#__RefHeading___Toc828_2579033525" text:style-name="Index_20_Link" text:visited-style-name="Index_20_Link">Output LED sub menu<text:tab/>12</text:a></text:p>
          <text:p text:style-name="P138"><text:a xlink:type="simple" xlink:href="#__RefHeading___Toc830_2579033525" text:style-name="Index_20_Link" text:visited-style-name="Index_20_Link">Output LED_4 sub menu<text:tab/>13</text:a></text:p>
          <text:p text:style-name="P138"><text:a xlink:type="simple" xlink:href="#__RefHeading___Toc832_2579033525" text:style-name="Index_20_Link" text:visited-style-name="Index_20_Link">Output Flash sub menu<text:tab/>14</text:a></text:p>
          <text:p text:style-name="P138"><text:a xlink:type="simple" xlink:href="#__RefHeading___Toc834_2579033525" text:style-name="Index_20_Link" text:visited-style-name="Index_20_Link">Output Blink sub menu<text:tab/>14</text:a></text:p>
          <text:p text:style-name="P136"><text:a xlink:type="simple" xlink:href="#__RefHeading___Toc836_2579033525" text:style-name="Index_20_Link" text:visited-style-name="Index_20_Link">Input menu<text:tab/>15</text:a></text:p>
          <text:p text:style-name="P138"><text:a xlink:type="simple" xlink:href="#__RefHeading___Toc897_3714537301" text:style-name="Index_20_Link" text:visited-style-name="Index_20_Link">Input delay<text:tab/>16</text:a></text:p>
          <text:p text:style-name="P136"><text:a xlink:type="simple" xlink:href="#__RefHeading___Toc339_1673517113" text:style-name="Index_20_Link" text:visited-style-name="Index_20_Link">Lock menu<text:tab/>17</text:a></text:p>
          <text:p text:style-name="P136"><text:a xlink:type="simple" xlink:href="#__RefHeading___Toc341_1673517113" text:style-name="Index_20_Link" text:visited-style-name="Index_20_Link">Export menu<text:tab/>19</text:a></text:p>
          <text:p text:style-name="P136"><text:a xlink:type="simple" xlink:href="#__RefHeading___Toc343_1673517113" text:style-name="Index_20_Link" text:visited-style-name="Index_20_Link">Import menu<text:tab/>20</text:a></text:p>
        </text:index-body>
      </text:table-of-content>
      <text:p text:style-name="P19"/>
      <text:p text:style-name="P19"/>
      <text:h text:style-name="P101" text:outline-level="1"><text:bookmark-start text:name="extending_ezybus"/><text:bookmark-start text:name="__RefHeading___extending_ezybus_1"/>S<text:bookmark-end text:name="extending_ezybus"/>ummary<text:bookmark-end text:name="__RefHeading___extending_ezybus_1"/></text:h>
      <text:p text:style-name="P106">This is enhanced software for the EzyBus hardware. It utili<text:span text:style-name="T39">s</text:span>es exactly the same hardware as EzyBus, but all the software is re-written.</text:p>
      <text:p text:style-name="P107">It is positioned as a half-way house between the EzyBus system, an a CBUS one.</text:p>
      <text:p text:style-name="P106">There is no need for a computer, all configuration can be done using the LCD panel.</text:p>
      <text:h text:style-name="Heading_20_2" text:outline-level="2"><text:bookmark-start text:name="features"/><text:bookmark-start text:name="__RefHeading___features_2"/>Features<text:bookmark-end text:name="features"/><text:bookmark-end text:name="__RefHeading___features_2"/></text:h>
      <text:p text:style-name="P107">Extra features are:</text:p>
      <text:list xml:id="list1412787487" text:style-name="List_20_1">
        <text:list-item>
          <text:p text:style-name="List_20_1_20_Content_20_First">Different types of input in addition to the toggle-switch - in particular, intermittent (non-latching) push buttons.</text:p>
        </text:list-item>
        <text:list-item>
          <text:p text:style-name="List_20_1_20_Content">Multiple inputs can be operated simultaneously.</text:p>
        </text:list-item>
        <text:list-item>
          <text:p text:style-name="List_20_1_20_Content">Multiple outputs operated by a single input - eg crossovers.</text:p>
        </text:list-item>
        <text:list-item>
          <text:p text:style-name="List_20_1_20_Content">Multiple inputs operate the same output(s) - so multiple mimic-panels can control the same outputs.</text:p>
        </text:list-item>
        <text:list-item>
          <text:p text:style-name="List_20_1_20_Content">In addition to servo outputs, variable-intensity LEDS (including fading) using PWM.</text:p>
        </text:list-item>
        <text:list-item>
          <text:p text:style-name="P132">Signal “bounce” for semaphore signals.</text:p>
        </text:list-item>
        <text:list-item>
          <text:p text:style-name="List_20_1_20_Content">Some other output types, eg flashing (varying speeds) or flickering LEDs.</text:p>
        </text:list-item>
        <text:list-item>
          <text:p text:style-name="P132">Four-aspect signals.</text:p>
        </text:list-item>
        <text:list-item>
          <text:p text:style-name="P133">Where multiple outputs are controlled by an input, the ability to delay the outputs, so for example crossing gates can operate one after the other.</text:p>
        </text:list-item>
        <text:list-item>
          <text:p text:style-name="P133">Interlocks that prevent certain outputs operating if other outputs are set incorrectly.</text:p>
        </text:list-item>
        <text:list-item>
          <text:p text:style-name="P134">Automatic reset of inputs after a time delay (for signals that go red/danger with input from a TOTI but then revert to green sometime later).</text:p>
        </text:list-item>
      </text:list>
      <text:h text:style-name="P120" text:outline-level="2"><text:bookmark-start text:name="__RefHeading___hardware_5"/><text:bookmark-start text:name="hardware"/>Hardware<text:bookmark-end text:name="__RefHeading___hardware_5"/><text:bookmark-end text:name="hardware"/></text:h>
      <text:p text:style-name="P108"><text:span text:style-name="T39">The system uses the</text:span> EzyBus <text:span text:style-name="T39">hardware, either the kits (22 &amp; 23) or self-assembled using the </text:span>PCBs (kits 922 and 923) built exactly as described in the <text:a xlink:type="simple" xlink:href="https://www.merg.org.uk/merg_wiki/doku.php?id=lcb:start#ezybus" text:style-name="Internet_20_link" text:visited-style-name="Visited_20_Internet_20_Link">ezybus</text:a> manual.</text:p>
      <text:p text:style-name="P108"><text:span text:style-name="T39">There are two versions of the PCB kits, the older ones use an Arduino Nano, the new ones an Atmega328 chip (the same as found on a Nano) but don’t include a serial interface so programming is via the ICSP header or with a USB-TTL serial cable or adapter.</text:span></text:p>
      <text:p text:style-name="P108"><text:span text:style-name="T39">The software must be programmed onto the Uno (via the USB) and the nanos (which is more difficult with the new kits). With a serial cable you can use either the Arduino IDE or the avrdude program directly.</text:span></text:p>
      <text:p text:style-name="P110">Note that EzyBus numbers its input and output modules and their pins from 1 to 8 or 1 to 16 (0x10 hexadecimal). This software numbers from zero to 7 or 15 (0xF hexadecimal).</text:p>
      <text:h text:style-name="P102" text:outline-level="1"><text:bookmark-start text:name="__RefHeading___Toc727_4257236322"/>Overview<text:bookmark-end text:name="__RefHeading___Toc727_4257236322"/></text:h>
      <text:p text:style-name="P56">The system consists of an Arduino Uno controller, up to eight input modules (MCP2<text:span text:style-name="T40">3017</text:span> chips) and up to 16 output modules (Arduino nanos) <text:span text:style-name="T3">all connected by an I</text:span><text:span text:style-name="T6">2</text:span><text:span text:style-name="T9">C 2-wire bus.</text:span></text:p>
      <text:p text:style-name="P57">The inputs are not directly tied to the corresponding output. Each input can be mapped to operate any output. Indeed, each input can operate up to seven outputs simultaneously or in sequence.</text:p>
      <text:p text:style-name="P57">The outputs generally drive servos with an associated digital output, or a pair of digital outputs (often LEDs). For servos, the range of rotation (or reverse rotaton) and speed of rotation can be specified. The digital outputs use PWM so can arrange to fade and/or dim the outputs.</text:p>
      <text:p text:style-name="P58">Interlocks can be specified between outputs to prevent certain combinations, for example prevent a signal being cleared if the points are set incorrectly (and vice-versa).</text:p>
      <text:h text:style-name="P119" text:outline-level="2"><text:bookmark-start text:name="__RefHeading___Toc729_4257236322"/>Inputs<text:bookmark-end text:name="__RefHeading___Toc729_4257236322"/></text:h>
      <text:p text:style-name="P47">Each input module provides 16 input lines which are normally held high. Pulling the input low activates the input.</text:p>
      <text:p text:style-name="P13">Each input can be configured to operate in one of four types:</text:p>
      <text:p text:style-name="P46">Toggle<text:tab/>An on-off toggle switch (eg SPDT). Switched high sets the corresponding outputs “Hi”, switched low sets the outputs “Lo”.</text:p>
      <text:p text:style-name="P37">On/off<text:tab/>A momentary push-button. First activation sets the output “Hi”, another activation sets the output “Lo”.</text:p>
      <text:p text:style-name="P36">On<text:tab/> A momentary push-button <text:span text:style-name="T2">which always sets the corresponding outputs “Hi”.</text:span></text:p>
      <text:p text:style-name="P36">Off<text:tab/>A momentary push-button <text:span text:style-name="T2">which always sets the corresponding outputs “Lo”.</text:span></text:p>
      <text:h text:style-name="P121" text:outline-level="2"><text:bookmark-start text:name="__RefHeading___Toc731_4257236322"/>Outputs<text:bookmark-end text:name="__RefHeading___Toc731_4257236322"/></text:h>
      <text:p text:style-name="P1">Each output module has 8 outputs which can be configured as one of six types.</text:p>
      <text:p text:style-name="P38">Servo<text:tab/>Output connected to a servo which can rotate between 0-180 degrees. The endpoints can be set, as can the speed of rotation.</text:p>
      <text:p text:style-name="P38">Signal<text:tab/>A servo as above which additionally emulates bounce typical of a semaphore signal.</text:p>
      <text:p text:style-name="P38">LED<text:tab/><text:span text:style-name="T2">A LED or other digital output device, typically a (2-aspect) colour signal.</text:span></text:p>
      <text:p text:style-name="P38">LED_4<text:tab/><text:span text:style-name="T2">A 4-aspect colour signal.</text:span></text:p>
      <text:p text:style-name="P38">Flash<text:tab/><text:span text:style-name="T2">A pair of LEDs that flash for a while whilst changing state – one ends up on, the other off.</text:span></text:p>
      <text:p text:style-name="P38">Blink<text:tab/><text:span text:style-name="T2">As for Flash above, except that the output always ends with both outputs off.</text:span></text:p>
      <text:p text:style-name="P109">The output modules have three-pin headers for connection to servos (Signal, Vcc and Ground). There’s an additional digital output (“pad”) which goes high when the servo is “Hi”.</text:p>
      <text:p text:style-name="P109">When connecting digital outputs (LEDs) the main output is on the servo “Signal” pin, with a complimentary output an the associated “pad” output.</text:p>
      <text:h text:style-name="P103" text:outline-level="1"><text:bookmark-start text:name="__RefHeading___Toc323_1673517113"/>Setup<text:bookmark-end text:name="__RefHeading___Toc323_1673517113"/></text:h>
      <text:p text:style-name="P49">Having connected all the devices (Uno, input and output modules) to your <text:span text:style-name="T9">I</text:span><text:span text:style-name="T6">2</text:span><text:span text:style-name="T9">C</text:span> bus and suitab<text:span text:style-name="T7">l</text:span>e power supplies, switch everyth<text:span text:style-name="T15">i</text:span>ng on.</text:p>
      <text:p text:style-name="P48"><draw:frame text:anchor-type="char" draw:z-index="1" draw:name="Shape1_0" draw:style-name="gr2" draw:text-style-name="P140" svg:width="7.677cm" svg:height="1.941cm" svg:x="9.322cm" svg:y="0.074cm"><draw:text-box><text:p><text:span text:style-name="T47"><text:s/></text:span><text:span text:style-name="T47">SignalBox <text:s text:c="2"/>v2.6 </text:span></text:p><text:p><text:span text:style-name="T47"><text:s/></text:span><text:span text:style-name="T47">Setup <text:s text:c="4"/>Jan 21 </text:span></text:p></draw:text-box></draw:frame>The Uno will display its splash panel on the LCD.</text:p>
      <text:p text:style-name="P48"/>
      <text:p text:style-name="P50"><draw:frame text:anchor-type="char" draw:z-index="0" draw:name="Shape1_0" draw:style-name="gr1" draw:text-style-name="P140" svg:width="7.677cm" svg:height="1.941cm" svg:x="9.322cm" svg:y="0.358cm"><draw:text-box><text:p><text:span text:style-name="T47"><text:s/></text:span><text:span text:style-name="T47">Calibrate button </text:span></text:p><text:p><text:span text:style-name="T47"><text:s/></text:span><text:span text:style-name="T47">Press select <text:s text:c="4"/></text:span></text:p></draw:text-box></draw:frame>After a few seconds, a prompt to calibrate the LCD buttons appears. Press the indicated buttons <text:span text:style-name="T13">in turn </text:span>as prompted.</text:p>
      <text:p text:style-name="P59">This step is skipped on subsequent boots. To force re-calibration of the buttons, should <text:span text:style-name="T40">it</text:span> be needed, press and hold any button whilst the Uno is re-booted. When the “Calibrate button” message appears, release the button, then press the indicated buttons when prompted as above.</text:p>
      <text:p text:style-name="P50"><draw:frame text:anchor-type="char" draw:z-index="2" draw:name="Shape1_0" draw:style-name="gr1" draw:text-style-name="P140" svg:width="7.677cm" svg:height="1.941cm" svg:x="9.322cm" svg:y="0.358cm"><draw:text-box><text:p><text:span text:style-name="T47"><text:s/></text:span><text:span text:style-name="T47">Nodes <text:s text:c="2"/>...3...7 </text:span></text:p><text:p><text:span text:style-name="T47"><text:s/></text:span><text:span text:style-name="T47">....4...8......f </text:span></text:p></draw:text-box></draw:frame>Now a display indicating the attached input and output modules. The top line shows the numbers of the input modules detected (numbered 0 to 7) or a dot for missing modules.</text:p>
      <text:p text:style-name="P50">The second line shows the output modules detected (numbered in hexadecimal from 0 to f). In the example, input module<text:span text:style-name="T42">s 3 &amp; 7</text:span>, and output modules <text:span text:style-name="T42">4,</text:span> 8 <text:span text:style-name="T42">and F (hexadecimal)</text:span> have been detected.</text:p>
      <text:p text:style-name="P51"><draw:frame text:anchor-type="char" draw:z-index="3" draw:name="Shape1_0" draw:style-name="gr1" draw:text-style-name="P140" svg:width="7.677cm" svg:height="1.941cm" svg:x="8.823cm" svg:y="0.358cm"><draw:text-box><text:p><text:span text:style-name="T47"><text:s/></text:span><text:span text:style-name="T47">Init inputs <text:s text:c="6"/></text:span><text:span text:style-name="T47"><text:s/>...3...7 <text:s text:c="8"/></text:span></text:p></draw:text-box></draw:frame>Next a message indicating the input nodes are being initiali<text:span text:style-name="T8">z</text:span>ed.</text:p>
      <text:p text:style-name="P51"/>
      <text:p text:style-name="P52"><draw:frame text:anchor-type="char" draw:z-index="4" draw:name="Shape1_0" draw:style-name="gr1" draw:text-style-name="P140" svg:width="7.677cm" svg:height="1.941cm" svg:x="9.322cm" svg:y="0.191cm"><draw:text-box><text:p><text:span text:style-name="T47"><text:s/></text:span><text:span text:style-name="T47">SignalBox <text:s text:c="2"/>v2.6 </text:span></text:p><text:p><text:span text:style-name="T47"><text:s/></text:span><text:span text:style-name="T47">00:12 <text:s text:c="4"/>Jan 21 </text:span></text:p></draw:text-box></draw:frame>When complete, the standard panel is displayed showing the time the software has been running which gives confirmation that the software is running OK.</text:p>
      <text:p text:style-name="P52">This is the normal running state for the software. After this initial setup, subsequent boots of the software will progress directly to this panel. No further interaction is required.</text:p>
      <text:h text:style-name="P101" text:outline-level="1"><text:bookmark-start text:name="__RefHeading___Toc325_1673517113"/>Configuration<text:bookmark-end text:name="__RefHeading___Toc325_1673517113"/></text:h>
      <text:p text:style-name="P52">To enter configuration mode, press any of the LCD buttons and the configuration menus are shown.</text:p>
      <text:h text:style-name="Heading_20_2" text:outline-level="2"><text:bookmark-start text:name="__RefHeading___Toc327_1673517113"/>Menu buttons<text:bookmark-end text:name="__RefHeading___Toc327_1673517113"/></text:h>
      <text:p text:style-name="P53">The menus are navigated using the LCD buttons.</text:p>
      <text:p text:style-name="P39">Up<text:tab/>Moves to the next menu at the current level, or increases the value of the current field.</text:p>
      <text:p text:style-name="P39">Down<text:tab/>Moves to the previous menu at the current level, or decreases the value of the current field.</text:p>
      <text:p text:style-name="P39">Right<text:tab/>Selects the current item and moves to the sub-menu or next field.</text:p>
      <text:p text:style-name="P39">Left<text:tab/>Exits the current item and moves to the next higher field or menu. If changes have been made, then confirmation <text:span text:style-name="T41">message is shown to confirm </text:span>that they should be discarded.</text:p>
      <text:p text:style-name="P39">Select<text:tab/>Depending on the context, one of three things may happen:</text:p>
      <text:list xml:id="list970455605" text:style-name="L1">
        <text:list-item>
          <text:list>
            <text:list-item>
              <text:list>
                <text:list-item>
                  <text:p text:style-name="P112">The current changes are saved. A warning message is displayed to confirm the changes made. If no changes have been made, operates as the “Left” button.</text:p>
                </text:list-item>
                <text:list-item>
                  <text:p text:style-name="P113">The current item is toggled between it’s normal state and an alternate one (eg output is disabled/enabled).</text:p>
                </text:list-item>
                <text:list-item>
                  <text:p text:style-name="P114">The current item is exerci<text:span text:style-name="T11">s</text:span>ed so you can identify <text:span text:style-name="T11">the output</text:span>, or check the changes you’ve made are thos<text:span text:style-name="T11">e</text:span> desired.</text:p>
                  <text:p text:style-name="P115">The currently selected menu or item is marked at all times with chevrons – the ‘&gt;’ and ‘&lt;’ characters.</text:p>
                </text:list-item>
              </text:list>
            </text:list-item>
          </text:list>
        </text:list-item>
      </text:list>
      <text:h text:style-name="P122" text:outline-level="2"><text:bookmark-start text:name="__RefHeading___Toc329_1673517113"/>Menu structure<text:bookmark-end text:name="__RefHeading___Toc329_1673517113"/></text:h>
      <text:p text:style-name="P54">The top-level menu has 6 options.</text:p>
      <text:p text:style-name="Text_20_body"><draw:frame text:anchor-type="char" draw:z-index="5" draw:name="Shape1_0" draw:style-name="gr1" draw:text-style-name="P140" svg:width="7.677cm" svg:height="1.941cm" svg:x="9.322cm" svg:y="-0.086cm"><draw:text-box><text:p><text:span text:style-name="T47"><text:s/></text:span><text:span text:style-name="T47">System&lt; <text:s text:c="4"/>v2.6 </text:span></text:p><text:p><text:span text:style-name="T47"><text:s/></text:span><text:span text:style-name="T47">Report <text:s/>Long <text:s text:c="4"/></text:span></text:p></draw:text-box></draw:frame>The <text:span text:style-name="T12">example i</text:span>mage shows the System menu selected with its current sub-menu also displayed.</text:p>
      <text:p text:style-name="P40">System<text:tab/>Configure system-wide options.</text:p>
      <text:p text:style-name="P116">Input<text:tab/>Configure the input modules.</text:p>
      <text:p text:style-name="P116">Output<text:tab/>Configure the output modules.</text:p>
      <text:p text:style-name="P41">Lock<text:tab/>Configure interlocks between outputs.</text:p>
      <text:p text:style-name="P40">Export<text:tab/>Export the current configuration.</text:p>
      <text:p text:style-name="P40">Import<text:tab/>Import a previously saved configuration.</text:p>
      <text:p text:style-name="P60">Use the up/down buttons to select the desired sub-menu and the right-button to enter <text:span text:style-name="T41">it.</text:span></text:p>
      <text:p text:style-name="P55"><draw:frame text:anchor-type="char" draw:z-index="6" draw:name="Shape1_0" draw:style-name="gr1" draw:text-style-name="P140" svg:width="7.677cm" svg:height="1.941cm" svg:x="9.322cm" svg:y="0.377cm"><draw:text-box><text:p><text:span text:style-name="T47"><text:s/></text:span><text:span text:style-name="T47">System <text:s text:c="5"/>v2.6 </text:span></text:p><text:p><text:span text:style-name="T47"><text:s/></text:span><text:span text:style-name="T47">Confirm? Sel=Yes </text:span></text:p></draw:text-box></draw:frame>When returning to this menu (if changes have been made) using the left (to cancel) or select (to confirm) buttons, a warning message is displayed asking for confirmation.</text:p>
      <text:p text:style-name="P74">When the warning message appears, use the select button to accept or any other button to refuse, the cancellation or confirmation of the changes as desired.</text:p>
      <text:h text:style-name="P117" text:outline-level="3"><text:bookmark-start text:name="__RefHeading___Toc331_1673517113"/>System menu<text:bookmark-end text:name="__RefHeading___Toc331_1673517113"/></text:h>
      <text:p text:style-name="P14">The system <text:span text:style-name="T41">menu </text:span>has four sub-menus:</text:p>
      <text:p text:style-name="P42">Report<text:tab/>Set<text:span text:style-name="T15">s</text:span> the reporting level.</text:p>
      <text:p text:style-name="P42"><text:span text:style-name="T14">I2</text:span>C<text:tab/>Sets the I<text:span text:style-name="T4">2</text:span>C <text:span text:style-name="T10">node IDs for the control module, and the base node ID for the input and output modules.</text:span></text:p>
      <text:p text:style-name="P42">Nodes<text:tab/><text:span text:style-name="T10">Displays the detected input and output modules’ node IDs (as shown during startup).</text:span></text:p>
      <text:p text:style-name="P95">Debug<text:tab/>Sets the debug<text:span text:style-name="T41">ging</text:span> level.</text:p>
      <text:p text:style-name="P2">Use the up/down buttons to select the desired sub-menu, and then right-arrow to enter the sub menu configuration.</text:p>
      <text:p text:style-name="P67">Use the left or select buttons to cancel <text:span text:style-name="T22">or </text:span>confirm any changes and exit.</text:p>
      <text:h text:style-name="P123" text:outline-level="4"><text:bookmark-start text:name="__RefHeading___Toc333_1673517113"/>System report sub-menu<text:bookmark-end text:name="__RefHeading___Toc333_1673517113"/></text:h>
      <text:p text:style-name="P61"><draw:frame text:anchor-type="char" draw:z-index="7" draw:name="Shape1_0" draw:style-name="gr1" draw:text-style-name="P140" svg:width="7.677cm" svg:height="1.941cm" svg:x="9.322cm" svg:y="0.161cm"><draw:text-box><text:p><text:span text:style-name="T47"><text:s/></text:span><text:span text:style-name="T47">System <text:s text:c="5"/>v2.6 </text:span></text:p><text:p><text:span text:style-name="T47"><text:s/></text:span><text:span text:style-name="T47">Report&lt; Long <text:s text:c="4"/></text:span></text:p></draw:text-box></draw:frame>This allows the reporting level to be set. When inputs are triggered and outputs actioned, this level dictate<text:span text:style-name="T12">s</text:span> what messages (if any) are shown on the LCD panel.</text:p>
      <text:p text:style-name="P65"><draw:frame text:anchor-type="char" draw:z-index="8" draw:name="Shape1_0" draw:style-name="gr1" draw:text-style-name="P140" svg:width="7.677cm" svg:height="1.941cm" svg:x="9.322cm" svg:y="0.039cm"><draw:text-box><text:p><text:span text:style-name="T47"><text:s/></text:span><text:span text:style-name="T47">System <text:s text:c="5"/>v2.6 </text:span></text:p><text:p><text:span text:style-name="T47"><text:s/></text:span><text:span text:style-name="T47">Report &gt;Brief&lt; <text:s text:c="2"/></text:span></text:p></draw:text-box></draw:frame>Use the right-button and then adjust the level using the up/down buttons.</text:p>
      <text:p text:style-name="P43">None<text:tab/>No reports are shown.</text:p>
      <text:p text:style-name="P43">Brief<text:tab/>Reports are shown for a brief period (about 2 seconds).</text:p>
      <text:p text:style-name="P43">Long<text:tab/>Reports are shown for a long period (about 4 seconds).</text:p>
      <text:p text:style-name="P43">Pause<text:tab/>A report is shown and the operator must acknowledge it before any more processing can continue by pressing one of the LCD buttons.</text:p>
      <text:p text:style-name="P100"/>
      <text:p text:style-name="P98"><draw:frame text:anchor-type="char" draw:z-index="66" draw:name="Shape1_0" draw:style-name="gr1" draw:text-style-name="P140" svg:width="7.677cm" svg:height="1.941cm" svg:x="9.322cm" svg:y="0.039cm"><draw:text-box><text:p><text:span text:style-name="T47"><text:s/></text:span><text:span text:style-name="T47">On/Off Lo <text:s/>7 <text:s/>2 <text:s/></text:span></text:p><text:p><text:span text:style-name="T47"><text:s text:c="2"/></text:span><text:span text:style-name="T47">41 42 <text:s text:c="10"/></text:span></text:p></draw:text-box></draw:frame>Typical output will look like this.</text:p>
      <text:p text:style-name="P98">This example shows an On/Off input (going Lo) on input module <text:span text:style-name="T42">7</text:span>, pin2.</text:p>
      <text:p text:style-name="P99">Two outputs have been actioned, module 4 pins 1 and 2.</text:p>
      <text:h text:style-name="P128" text:outline-level="4"><text:bookmark-start text:name="__RefHeading___Toc1035_937605990"/>System <text:span text:style-name="T15">I2C</text:span> sub-menu<text:bookmark-end text:name="__RefHeading___Toc1035_937605990"/></text:h>
      <text:p text:style-name="P62"><draw:frame text:anchor-type="char" draw:z-index="9" draw:name="Shape1_0" draw:style-name="gr1" draw:text-style-name="P140" svg:width="7.677cm" svg:height="1.941cm" svg:x="9.322cm" svg:y="0.092cm"><draw:text-box><text:p><text:span text:style-name="T47"><text:s/></text:span><text:span text:style-name="T47">System <text:s text:c="5"/>v2.6 </text:span></text:p><text:p><text:span text:style-name="T47"><text:s/></text:span><text:span text:style-name="T47">i2cID &lt;10 20 50 <text:s/></text:span></text:p></draw:text-box></draw:frame><text:span text:style-name="T12">Allows the I</text:span><text:span text:style-name="T5">2</text:span><text:span text:style-name="T12">C node numbers to be adjusted. This should never be necessary during normal operations.</text:span></text:p>
      <text:p text:style-name="P78">The second row shows the currently-set IDs (in hexadecimal).</text:p>
      <text:p text:style-name="P63"><draw:frame text:anchor-type="char" draw:z-index="10" draw:name="Shape1_0" draw:style-name="gr2" draw:text-style-name="P140" svg:width="7.677cm" svg:height="1.941cm" svg:x="9.322cm" svg:y="-0.053cm"><draw:text-box><text:p><text:span text:style-name="T47"><text:s/></text:span><text:span text:style-name="T47">System Con <text:s text:c="6"/></text:span></text:p><text:p><text:span text:style-name="T47"><text:s/></text:span><text:span text:style-name="T47">i2cID &gt;10&lt;20 50 <text:s/></text:span></text:p></draw:text-box></draw:frame>Use the right-button to select the desired field to edit, and the <text:span text:style-name="T42">the </text:span>up/down buttons to alter the values.</text:p>
      <text:p text:style-name="P45"><draw:frame text:anchor-type="char" draw:z-index="11" draw:name="Shape1_0" draw:style-name="gr2" draw:text-style-name="P140" svg:width="7.677cm" svg:height="1.941cm" svg:x="9.322cm" svg:y="0.335cm"><draw:text-box><text:p><text:span text:style-name="T47"><text:s/></text:span><text:span text:style-name="T47">System <text:s text:c="3"/>Inp <text:s text:c="3"/></text:span></text:p><text:p><text:span text:style-name="T47"><text:s/></text:span><text:span text:style-name="T47">I2cID <text:s/>10&gt;20&lt;50 <text:s/></text:span></text:p></draw:text-box></draw:frame>Con<text:tab/>Sets the controller’s I<text:span text:style-name="T4">2</text:span>C node ID.</text:p>
      <text:p text:style-name="P45">Inp<text:tab/>Set the base ID of the input modules.</text:p>
      <text:p text:style-name="P45"><draw:frame text:anchor-type="char" draw:z-index="12" draw:name="Shape1_0" draw:style-name="gr1" draw:text-style-name="P140" svg:width="7.677cm" svg:height="1.941cm" svg:x="9.322cm" svg:y="-0.035cm"><draw:text-box><text:p><text:span text:style-name="T47"><text:s/></text:span><text:span text:style-name="T47">System <text:s text:c="6"/>Out </text:span></text:p><text:p><text:span text:style-name="T47"><text:s/></text:span><text:span text:style-name="T47">i2cID <text:s/>10 20&gt;50&lt; <text:s/></text:span></text:p></draw:text-box></draw:frame>Out<text:tab/>Set the base ID of the output modules.</text:p>
      <text:h text:style-name="P124" text:outline-level="4"><text:bookmark-start text:name="__RefHeading___Toc822_2579033525"/>System <text:span text:style-name="T16">Nodes</text:span> sub-menu<text:bookmark-end text:name="__RefHeading___Toc822_2579033525"/></text:h>
      <text:p text:style-name="P67"><draw:frame text:anchor-type="char" draw:z-index="13" draw:name="Shape1_0" draw:style-name="gr1" draw:text-style-name="P140" svg:width="7.677cm" svg:height="1.941cm" svg:x="9.322cm" svg:y="0.09cm"><draw:text-box><text:p><text:span text:style-name="T47"><text:s/></text:span><text:span text:style-name="T47">System <text:s text:c="5"/>v2.6 </text:span></text:p><text:p><text:span text:style-name="T47"><text:s/></text:span><text:span text:style-name="T47">Nodes &lt; <text:s text:c="9"/></text:span></text:p></draw:text-box></draw:frame>Shows the connected input and output module node numbers.</text:p>
      <text:p text:style-name="P67">Use the right-button to show the node IDs.</text:p>
      <text:p text:style-name="P88"><draw:frame text:anchor-type="char" draw:z-index="14" draw:name="Shape1_0" draw:style-name="gr1" draw:text-style-name="P140" svg:width="7.677cm" svg:height="1.941cm" svg:x="9.322cm" svg:y="0.358cm"><draw:text-box><text:p><text:span text:style-name="T47"><text:s/></text:span><text:span text:style-name="T47">System <text:s/>.1..4... </text:span></text:p><text:p><text:span text:style-name="T47"><text:s/></text:span><text:span text:style-name="T47">.....5..8......f </text:span></text:p></draw:text-box></draw:frame>The example shows input nodes 1 &amp; 4, output nodes 5 ,8. and ‘f’.</text:p>
      <text:p text:style-name="P67">No changes can be made.</text:p>
      <text:h text:style-name="P125" text:outline-level="4"><text:bookmark-start text:name="__RefHeading___Toc1037_937605990"/>System Debug sub-menu<text:bookmark-end text:name="__RefHeading___Toc1037_937605990"/></text:h>
      <text:p text:style-name="P64"><draw:frame text:anchor-type="char" draw:z-index="15" draw:name="Shape1_0" draw:style-name="gr1" draw:text-style-name="P140" svg:width="7.677cm" svg:height="1.941cm" svg:x="9.322cm" svg:y="0.005cm"><draw:text-box><text:p><text:span text:style-name="T47"><text:s/></text:span><text:span text:style-name="T47">System <text:s text:c="5"/>v2.6 </text:span></text:p><text:p><text:span text:style-name="T47"><text:s/></text:span><text:span text:style-name="T47">Debug &lt; Brief <text:s text:c="3"/></text:span></text:p></draw:text-box></draw:frame>This controls the verbosity of debug messages output to the serial port of both the Uno control module and the output modules.</text:p>
      <text:p text:style-name="P66"><draw:frame text:anchor-type="char" draw:z-index="16" draw:name="Shape1_0" draw:style-name="gr1" draw:text-style-name="P140" svg:width="7.677cm" svg:height="1.941cm" svg:x="9.322cm" svg:y="0.273cm"><draw:text-box><text:p><text:span text:style-name="T47"><text:s/></text:span><text:span text:style-name="T47">System <text:s text:c="5"/>v2.6 </text:span></text:p><text:p><text:span text:style-name="T47"><text:s/></text:span><text:span text:style-name="T47">Debug <text:s/>&gt;Detail&lt; <text:s/></text:span></text:p></draw:text-box></draw:frame>Use the right-button and then adjust the level using the up/down buttons.</text:p>
      <text:p text:style-name="P44">None<text:tab/>No debug messages are output.</text:p>
      <text:p text:style-name="P45">Errors<text:tab/>Only error messages (when something goes wrong) are output.</text:p>
      <text:p text:style-name="P45">Brief<text:tab/>Brief messages describing major events are output.</text:p>
      <text:p text:style-name="P45">Detail<text:tab/>More detailed messages are output for more events.</text:p>
      <text:p text:style-name="P45">Full<text:tab/>Debug messages are output for all events.</text:p>
      <text:p text:style-name="P99">Normally this option should be set to “None” or “Errors” as the serial-IO will serverely impact the performance of the system – servos will lurch, LED<text:span text:style-name="T43">s</text:span> will flash rather than fading etc.</text:p>
      <text:h text:style-name="Heading_20_3" text:outline-level="3"><text:bookmark-start text:name="__RefHeading___Toc337_1673517113"/><text:soft-page-break/>Output menu<text:bookmark-end text:name="__RefHeading___Toc337_1673517113"/></text:h>
      <text:p text:style-name="P3"><draw:frame text:anchor-type="char" draw:z-index="17" draw:name="Shape1_0" draw:style-name="gr2" draw:text-style-name="P140" svg:width="7.677cm" svg:height="1.941cm" svg:x="9.322cm" svg:y="0.081cm"><draw:text-box><text:p><text:span text:style-name="T47"><text:s/></text:span><text:span text:style-name="T47">Output&lt; <text:s text:c="3"/>4 <text:s/>1 <text:s/></text:span></text:p><text:p><text:span text:style-name="T47"><text:s/></text:span><text:span text:style-name="T47">Servo <text:s/>4f 3e d <text:s text:c="2"/></text:span></text:p></draw:text-box></draw:frame>Configure the outputs. The second row shows a summary of the selected output’s current configuration. These are its type, the “Lo” and “Hi” settings and the servo speed, all in hexadecimal.</text:p>
      <text:p text:style-name="P3"><draw:frame text:anchor-type="char" draw:z-index="18" draw:name="Shape1_0" draw:style-name="gr2" draw:text-style-name="P140" svg:width="7.677cm" svg:height="1.941cm" svg:x="9.322cm" svg:y="-0.15cm"><draw:text-box><text:p><text:span text:style-name="T47"><text:s/></text:span><text:span text:style-name="T47">Output <text:s text:c="4"/>4 &gt;1&lt; </text:span></text:p><text:p><text:span text:style-name="T47"><text:s/></text:span><text:span text:style-name="T47">Servo <text:s/>4f 3e d <text:s text:c="2"/></text:span></text:p></draw:text-box></draw:frame>Use right-button and then select the module ID to configure. Use the right-button <text:span text:style-name="T29">again </text:span>and then select the individual pin to configure.</text:p>
      <text:p text:style-name="P7"><draw:frame text:anchor-type="char" draw:z-index="19" draw:name="Shape1_0" draw:style-name="gr1" draw:text-style-name="P140" svg:width="7.677cm" svg:height="1.941cm" svg:x="9.322cm" svg:y="0.178cm"><draw:text-box><text:p><text:span text:style-name="T47"><text:s/></text:span><text:span text:style-name="T47">Output <text:s text:c="4"/>4 <text:s/>1 <text:s/></text:span></text:p><text:p><text:span text:style-name="T47"><text:s/></text:span><text:span text:style-name="T47">Servo &lt;4f 3e d <text:s text:c="2"/></text:span></text:p></draw:text-box></draw:frame>Use the right-button again to move to the type field. <text:span text:style-name="T17">Use the up/down buttons to select the desired output type.</text:span></text:p>
      <text:h text:style-name="P126" text:outline-level="4"><text:bookmark-start text:name="__RefHeading___Toc824_2579033525"/><text:span text:style-name="T19">Output </text:span><text:span text:style-name="T21">S</text:span><text:span text:style-name="T19">ervo </text:span>sub-menu<text:bookmark-end text:name="__RefHeading___Toc824_2579033525"/></text:h>
      <text:p text:style-name="P68"><draw:frame text:anchor-type="char" draw:z-index="20" draw:name="Shape1_0" draw:style-name="gr1" draw:text-style-name="P140" svg:width="7.677cm" svg:height="1.941cm" svg:x="9.148cm" svg:y="-0.123cm"><draw:text-box><text:p><text:span text:style-name="T47"><text:s/></text:span><text:span text:style-name="T47">Output <text:s/>Lo <text:s text:c="2"/>Hi <text:s/></text:span></text:p><text:p><text:span text:style-name="T47"><text:s/></text:span><text:span text:style-name="T47">Servi &gt; 79&lt; <text:s/>62 <text:s/></text:span></text:p></draw:text-box></draw:frame>Use the right-button to configure a servo’s movement positions and speed.</text:p>
      <text:p text:style-name="P68">The servo’s Hi and Lo positions are now shown as decimals between 0 and 180 (degrees).</text:p>
      <text:p text:style-name="P68">The servo will move in sympathy to the changes made. Use the select button to test the servo, it will move between the specified Lo and Hi positions.<text:span text:style-name="T25">To move more quickly, press and hold the up/down buttons.</text:span></text:p>
      <text:p text:style-name="P68"><draw:frame text:anchor-type="char" draw:z-index="21" draw:name="Shape1_0" draw:style-name="gr1" draw:text-style-name="P140" svg:width="7.677cm" svg:height="1.941cm" svg:x="9.322cm" svg:y="0.021cm"><draw:text-box><text:p><text:span text:style-name="T47"><text:s/></text:span><text:span text:style-name="T47">Output <text:s/>Lo <text:s text:c="2"/>Hi <text:s/></text:span></text:p><text:p><text:span text:style-name="T47"><text:s/></text:span><text:span text:style-name="T47">Servo <text:s text:c="2"/>79 &gt; 62&lt; </text:span></text:p></draw:text-box></draw:frame>Use the right button to move to the “Hi” field. The servo will move to the Hi position at the same time.</text:p>
      <text:p text:style-name="P70">Again, the servo will move in sympathy to the changes made. Again the select button will test the servo.</text:p>
      <text:p text:style-name="P70"><draw:frame text:anchor-type="char" draw:z-index="22" draw:name="Shape1_0" draw:style-name="gr1" draw:text-style-name="P140" svg:width="7.677cm" svg:height="1.941cm" svg:x="9.322cm" svg:y="0.129cm"><draw:text-box><text:p><text:span text:style-name="T47"><text:s/></text:span><text:span text:style-name="T47">Output Spd Reset </text:span></text:p><text:p><text:span text:style-name="T47"><text:s/></text:span><text:span text:style-name="T47">Servo <text:s/>&gt;d&lt; <text:s text:c="3"/>0 <text:s/></text:span></text:p></draw:text-box></draw:frame>Use the right-button to configure the servo’s speed.</text:p>
      <text:p text:style-name="P70">Speed ‘0’ is the slowest, about <text:span text:style-name="T43">7</text:span> seconds, ‘f’ the fastest (as fast as the servo can go).</text:p>
      <text:p text:style-name="P70"><draw:frame text:anchor-type="char" draw:z-index="23" draw:name="Shape1_0" draw:style-name="gr1" draw:text-style-name="P140" svg:width="7.677cm" svg:height="1.941cm" svg:x="9.322cm" svg:y="0.176cm"><draw:text-box><text:p><text:span text:style-name="T47"><text:s/></text:span><text:span text:style-name="T47">Output Spd Reset </text:span></text:p><text:p><text:span text:style-name="T47"><text:s/></text:span><text:span text:style-name="T47">Servo <text:s text:c="2"/>d <text:s/>&gt; <text:s/>0&lt; </text:span></text:p></draw:text-box></draw:frame>Use the right-button to configure the reset interval. This the time (in seconds) after which the servo will automatically return to its Lo state. Zero means don’t auto-reset. <text:span text:style-name="T18"><text:s/>To move more quickly, press and hold the up/down buttons.</text:span></text:p>
      <text:p text:style-name="P72">Use the left-button to return through the fields to the “Servo” field.</text:p>
      <text:p text:style-name="P72">Use the left or select button to cancel or confirm the changes.</text:p>
      <text:h text:style-name="P129" text:outline-level="4"><text:bookmark-start text:name="__RefHeading___Toc826_2579033525"/><text:span text:style-name="T19">Output </text:span><text:span text:style-name="T21">S</text:span><text:span text:style-name="T20">ignal</text:span><text:span text:style-name="T19"> </text:span>sub-menu<text:bookmark-end text:name="__RefHeading___Toc826_2579033525"/></text:h>
      <text:p text:style-name="P76"><draw:frame text:anchor-type="char" draw:z-index="24" draw:name="Shape1_0" draw:style-name="gr1" draw:text-style-name="P140" svg:width="7.677cm" svg:height="1.941cm" svg:x="9.322cm" svg:y="0.198cm"><draw:text-box><text:p><text:span text:style-name="T47"><text:s/></text:span><text:span text:style-name="T47">Output <text:s text:c="4"/>4 <text:s/>2 <text:s/></text:span></text:p><text:p><text:span text:style-name="T47"><text:s/></text:span><text:span text:style-name="T47">Signal&lt;5a 87 e <text:s text:c="2"/></text:span></text:p></draw:text-box></draw:frame>Signals operate in exactly the same manner as servos above.</text:p>
      <text:p text:style-name="P76">All the same features are available.</text:p>
      <text:h text:style-name="P127" text:outline-level="4"><text:bookmark-start text:name="__RefHeading___Toc828_2579033525"/>Output LED sub menu<text:bookmark-end text:name="__RefHeading___Toc828_2579033525"/></text:h>
      <text:p text:style-name="P5"><draw:frame text:anchor-type="char" draw:z-index="25" draw:name="Shape1_0" draw:style-name="gr1" draw:text-style-name="P140" svg:width="7.677cm" svg:height="1.941cm" svg:x="9.322cm" svg:y="-0.044cm"><draw:text-box><text:p><text:span text:style-name="T47"><text:s/></text:span><text:span text:style-name="T47">Output <text:s text:c="4"/>4 <text:s/>2 <text:s/></text:span></text:p><text:p><text:span text:style-name="T47"><text:s/></text:span><text:span text:style-name="T47">LED <text:s text:c="2"/>&lt;3f 3e d <text:s text:c="2"/></text:span></text:p></draw:text-box></draw:frame>Use the right-button to configure <text:span text:style-name="T24">LED’s intensity and speed of change. PWM is used to vary the intensity.</text:span></text:p>
      <text:p text:style-name="P69"><draw:frame text:anchor-type="char" draw:z-index="67" draw:name="Shape1_0" draw:style-name="gr1" draw:text-style-name="P140" svg:width="7.677cm" svg:height="1.941cm" svg:x="9.322cm" svg:y="0.224cm"><draw:text-box><text:p><text:span text:style-name="T47"><text:s/></text:span><text:span text:style-name="T47">Output <text:s/>Lo <text:s text:c="2"/>Hi <text:s/></text:span></text:p><text:p><text:span text:style-name="T47"><text:s/></text:span><text:span text:style-name="T47">LED <text:s text:c="2"/>&gt; 63&lt; <text:s/>62 <text:s/></text:span></text:p></draw:text-box></draw:frame><text:span text:style-name="T43">Use the right-button and t</text:span>he LED’s Hi and Lo intensities are now shown as decimals between 0 and 255.</text:p>
      <text:p text:style-name="P69">The LED’s intensity will vary in sympathy to the changes made. Use the select button to test the LED, It will go out and the complimentary LED will illuminate (at the Hi intensity).</text:p>
      <text:p text:style-name="P69"><draw:frame text:anchor-type="char" draw:z-index="26" draw:name="Shape1_0" draw:style-name="gr1" draw:text-style-name="P140" svg:width="7.677cm" svg:height="1.941cm" svg:x="9.322cm" svg:y="0.138cm"><draw:text-box><text:p><text:span text:style-name="T47"><text:s/></text:span><text:span text:style-name="T47">Output <text:s/>Lo <text:s text:c="2"/>Hi <text:s/></text:span></text:p><text:p><text:span text:style-name="T47"><text:s/></text:span><text:span text:style-name="T47">LED <text:s text:c="4"/>63 &gt; 62&lt; </text:span></text:p></draw:text-box></draw:frame>Use the right button to move to the “Hi” field. The LED will go out and the complimentary LED will illuminate (at the Hi intensity).</text:p>
      <text:p text:style-name="P71">Again, the LED will move in sympathy to the changes made. Again the select button will test the LED.</text:p>
      <text:p text:style-name="P71"><draw:frame text:anchor-type="char" draw:z-index="27" draw:name="Shape1_0" draw:style-name="gr1" draw:text-style-name="P140" svg:width="7.677cm" svg:height="1.941cm" svg:x="9.322cm" svg:y="0.083cm"><draw:text-box><text:p><text:span text:style-name="T47"><text:s/></text:span><text:span text:style-name="T47">Output Spd Reset </text:span></text:p><text:p><text:span text:style-name="T47"><text:s/></text:span><text:span text:style-name="T47">LED <text:s text:c="3"/>&gt;d&lt; <text:s text:c="3"/>0 <text:s/></text:span></text:p></draw:text-box></draw:frame>Use the right-button to configure the speed at which the LEDs fade in and out. Zero is slowest and takes about <text:span text:style-name="T44">3</text:span> seconds, ‘f’ is fastest switching immediately.</text:p>
      <text:p text:style-name="P71"><draw:frame text:anchor-type="char" draw:z-index="28" draw:name="Shape1_0" draw:style-name="gr1" draw:text-style-name="P140" svg:width="7.677cm" svg:height="1.941cm" svg:x="9.322cm" svg:y="0.365cm"><draw:text-box><text:p><text:span text:style-name="T47"><text:s/></text:span><text:span text:style-name="T47">Output Spd Reset </text:span></text:p><text:p><text:span text:style-name="T47"><text:s/></text:span><text:span text:style-name="T47">LED <text:s text:c="4"/>d <text:s/>&gt; <text:s/>0&lt; </text:span></text:p></draw:text-box></draw:frame>Use the right-button to configure the reset interval. This <text:span text:style-name="T44">is </text:span>the time (in seconds) after which the LED will automatically return to its Lo state. Zero means don’t auto-reset.</text:p>
      <text:p text:style-name="P73">Use the left-button to return through the fields to the “LED” field.</text:p>
      <text:p text:style-name="P73">Use the left or select button to cancel or confirm the changes.</text:p>
      <text:p text:style-name="P80">Note<text:span text:style-name="T27">s</text:span>:</text:p>
      <text:list xml:id="list4134043947" text:style-name="L2">
        <text:list-item>
          <text:p text:style-name="P92">If wiring 2-aspect signals, it’s normal (though not required) for the red LED to be wired to the “Hi” output (where a servo would be connected) and the green LED to the alternate pad output. Thus “setting” the signal Hi (or “on”) will illuminate the red LED, and “releasing” the signal Lo (or “off”) will illuminate the green LED.</text:p>
        </text:list-item>
        <text:list-item>
          <text:p text:style-name="P93">If using the output for non-LED purposes, often the intensity is set to 255 (always on, no PWM) and the speed to ‘f’ (immediate, no fade).</text:p>
        </text:list-item>
      </text:list>
      <text:h text:style-name="P131" text:outline-level="4"><text:bookmark-start text:name="__RefHeading___Toc830_2579033525"/>Output LED_<text:span text:style-name="T23">4</text:span> sub menu<text:bookmark-end text:name="__RefHeading___Toc830_2579033525"/></text:h>
      <text:p text:style-name="P6"><draw:frame text:anchor-type="char" draw:z-index="29" draw:name="Shape1_0" draw:style-name="gr1" draw:text-style-name="P140" svg:width="7.677cm" svg:height="1.941cm" svg:x="9.322cm" svg:y="0.06cm"><draw:text-box><text:p><text:span text:style-name="T47"><text:s/></text:span><text:span text:style-name="T47">Output <text:s text:c="4"/>4 <text:s/>3 <text:s/></text:span></text:p><text:p><text:span text:style-name="T47"><text:s/></text:span><text:span text:style-name="T47">LED_4 &lt;3f 3e d <text:s text:c="2"/></text:span></text:p></draw:text-box></draw:frame>LED_4 outputs are configured in exactly the same manner as LEDs above.</text:p>
      <text:p text:style-name="P77">All the same features are available.</text:p>
      <text:p text:style-name="P79">However, LED_4 outputs are tied to the previous <text:span text:style-name="T26">(next lower number)</text:span> pin’s output <text:span text:style-name="T26">(on the same output module)</text:span> and operate in tandem.</text:p>
      <text:p text:style-name="P79">To operate correctly the previous pin must be configured as a LED with a red LED on the normal (servo) pin, and an amber LED on the alternate pad. The LED_4 must have an amber LED on its <text:span text:style-name="T26">normal (servo) pin, and a green LED on its alternate pad.</text:span></text:p>
      <text:p text:style-name="P82">Setting the LED_4 Hi will illuminate the red LED, with all the others extinguished. Subsequent settings of LED_4 Lo will step through the appropriate combinations (single amber, double amber) until the green LED alone is illuminated.</text:p>
      <text:h text:style-name="P131" text:outline-level="4"><text:bookmark-start text:name="__RefHeading___Toc832_2579033525"/>Output <text:span text:style-name="T23">Flash</text:span> sub menu<text:bookmark-end text:name="__RefHeading___Toc832_2579033525"/></text:h>
      <text:p text:style-name="P9"><draw:frame text:anchor-type="char" draw:z-index="30" draw:name="Shape1_0" draw:style-name="gr3" draw:text-style-name="P140" svg:width="7.677cm" svg:height="1.997cm" svg:x="9.322cm" svg:y="0.018cm"><draw:text-box><text:p><text:span text:style-name="T47"><text:s/></text:span><text:span text:style-name="T47">Output <text:s text:c="4"/>4 <text:s/>4 <text:s/></text:span></text:p><text:p><text:span text:style-name="T47"><text:s/></text:span><text:span text:style-name="T47">Flash &lt;4f 4e d <text:s text:c="2"/></text:span></text:p></draw:text-box></draw:frame>Flash outputs are configured in the same manner as LED outputs.</text:p>
      <text:p text:style-name="P10">Two of the parameters have slightly different meanings.</text:p>
      <text:p text:style-name="P10">The Speed parameter specifies how fast the LED should flash. Speed ‘0’ is the slowest, taking about <text:span text:style-name="T28">4 </text:span>seconds <text:span text:style-name="T28">between flashes</text:span>. The fastest speed is ‘e’, about a tenth of a second. Speed ‘f’ makes the LED flicker randomly. <text:span text:style-name="T28">There is no fade-in or fade-out for Flash outputs.</text:span></text:p>
      <text:p text:style-name="P11">The Reset parameter specifies how long the output should flash for (in seconds). Zero means flash indefinitely – only stop when the output is set to Lo. After this period, the output remains steady at either Hi or Lo as appropriate.</text:p>
      <text:h text:style-name="P127" text:outline-level="4"><text:bookmark-start text:name="__RefHeading___Toc834_2579033525"/>Output <text:span text:style-name="T23">Blink</text:span> sub menu<text:bookmark-end text:name="__RefHeading___Toc834_2579033525"/></text:h>
      <text:p text:style-name="P12"><draw:frame text:anchor-type="char" draw:z-index="31" draw:name="Shape1_0" draw:style-name="gr1" draw:text-style-name="P140" svg:width="7.677cm" svg:height="1.941cm" svg:x="9.322cm" svg:y="0.171cm"><draw:text-box><text:p><text:span text:style-name="T47"><text:s/></text:span><text:span text:style-name="T47">Output <text:s text:c="4"/>4 <text:s/>5 <text:s/></text:span></text:p><text:p><text:span text:style-name="T47"><text:s/></text:span><text:span text:style-name="T47">Blink &lt;51 53 e <text:s text:c="2"/></text:span></text:p></draw:text-box></draw:frame>Bilnk is almost identical to Flash and is configured in the same manner.</text:p>
      <text:p text:style-name="P12">The difference is that Blink outputs <text:span text:style-name="T44">reset to both off (after their reset interval)</text:span>.</text:p>
      <text:h text:style-name="P118" text:outline-level="3"><text:bookmark-start text:name="__RefHeading___Toc836_2579033525"/>Input menu<text:bookmark-end text:name="__RefHeading___Toc836_2579033525"/></text:h>
      <text:p text:style-name="P4"><draw:frame text:anchor-type="char" draw:z-index="32" draw:name="Shape1_0" draw:style-name="gr1" draw:text-style-name="P140" svg:width="7.677cm" svg:height="1.941cm" svg:x="9.322cm" svg:y="0.083cm"><draw:text-box><text:p><text:span text:style-name="T47"><text:s/></text:span><text:span text:style-name="T47">Input &lt; <text:s text:c="3"/>7 <text:s/>1 <text:s/></text:span></text:p><text:p><text:span text:style-name="T47"><text:s/></text:span><text:span text:style-name="T47">On/Off <text:s/>41 .. .. </text:span></text:p></draw:text-box></draw:frame>Configure the inputs. The second row shows a summary of the selected <text:span text:style-name="T29">inputs</text:span>’s current configuration. <text:span text:style-name="T29">The type of the input, and the output(s) which are operated by this input.</text:span></text:p>
      <text:p text:style-name="P15">In the example, it’s an “On/Off” input, operating output module 4, pin 1. <text:span text:style-name="T32">The first three (of seven) outputs are shown, with the double-dots indicating “disabled”.</text:span></text:p>
      <text:p text:style-name="P4"><draw:frame text:anchor-type="char" draw:z-index="33" draw:name="Shape1_0" draw:style-name="gr1" draw:text-style-name="P140" svg:width="7.677cm" svg:height="1.941cm" svg:x="9.322cm" svg:y="0.392cm"><draw:text-box><text:p><text:span text:style-name="T47"><text:s/></text:span><text:span text:style-name="T47">Input <text:s text:c="5"/>7 &gt;1&lt; </text:span></text:p><text:p><text:span text:style-name="T47"><text:s/></text:span><text:span text:style-name="T47">On/Off <text:s/>41 .. .. </text:span></text:p></draw:text-box></draw:frame>Use right-button and then select the module ID to configure. Use the right-button <text:span text:style-name="T29">again</text:span> and then select the individual pin to configure.</text:p>
      <text:p text:style-name="P16">Pressing the select-button here will exercise all the outputs attached to this input for identification/check.</text:p>
      <text:p text:style-name="P8"><draw:frame text:anchor-type="char" draw:z-index="34" draw:name="Shape1_0" draw:style-name="gr2" draw:text-style-name="P140" svg:width="7.677cm" svg:height="1.941cm" svg:x="9.322cm" svg:y="0.048cm"><draw:text-box><text:p><text:span text:style-name="T47"><text:s/></text:span><text:span text:style-name="T47">Input <text:s text:c="5"/>7 <text:s/>1 <text:s/></text:span></text:p><text:p><text:span text:style-name="T47"><text:s/></text:span><text:span text:style-name="T47">On/Off&lt; 41 .. .. </text:span></text:p></draw:text-box></draw:frame>Use the right-button again to move to the type field. <text:span text:style-name="T17">Use the up/down buttons to select the desired input type.</text:span></text:p>
      <text:p text:style-name="P86">In the example, input module <text:span text:style-name="T44">7</text:span>, pin 1 (an On/Off input) is operating output module 4, pin 1.</text:p>
      <text:p text:style-name="P85"><draw:frame text:anchor-type="char" draw:z-index="36" draw:name="Shape1_0" draw:style-name="gr1" draw:text-style-name="P140" svg:width="7.677cm" svg:height="1.941cm" svg:x="9.322cm" svg:y="0.171cm"><draw:text-box><text:p><text:span text:style-name="T47"><text:s/></text:span><text:span text:style-name="T47">Input <text:s text:c="5"/>7 <text:s/>1 <text:s/></text:span></text:p><text:p><text:span text:style-name="T47"><text:s/></text:span><text:span text:style-name="T47">On/Off &gt;A&lt; 4 <text:s/>1 <text:s/></text:span></text:p></draw:text-box></draw:frame>Use the right-button and the first (labelled ‘A’) output configuration is shown.</text:p>
      <text:p text:style-name="P16">Pressing the select-button here will exercise the attached output to help identify/check you have the desired output.</text:p>
      <text:p text:style-name="P16"><draw:frame text:anchor-type="char" draw:z-index="35" draw:name="Shape1_0" draw:style-name="gr1" draw:text-style-name="P140" svg:width="7.677cm" svg:height="1.941cm" svg:x="9.322cm" svg:y="0.122cm"><draw:text-box><text:p><text:span text:style-name="T47"><text:s/></text:span><text:span text:style-name="T47">Input <text:s text:c="5"/>7 <text:s/>1 <text:s/></text:span></text:p><text:p><text:span text:style-name="T47"><text:s/></text:span><text:span text:style-name="T47">On/Off &gt;G&lt; . <text:s/>. <text:s/></text:span></text:p></draw:text-box></draw:frame>Use the up/down buttons to choose the output to change, there can be up to seven outputs labelled ‘A’ to ‘G’. Disabled outputs are shown with two ‘.’ characters.</text:p>
      <text:p text:style-name="P16"><draw:frame text:anchor-type="char" draw:z-index="37" draw:name="Shape1_0" draw:style-name="gr1" draw:text-style-name="P140" svg:width="7.677cm" svg:height="1.941cm" svg:x="9.322cm" svg:y="0.067cm"><draw:text-box><text:p><text:span text:style-name="T47"><text:s/></text:span><text:span text:style-name="T47">Input <text:s text:c="5"/>7 <text:s/>1 <text:s/></text:span></text:p><text:p><text:span text:style-name="T47"><text:s/></text:span><text:span text:style-name="T47">On/Off <text:s/>A &gt;4&lt; 1 <text:s/></text:span></text:p></draw:text-box></draw:frame>Use the right-button and then the up/down buttons to change the attached output node.</text:p>
      <text:p text:style-name="P16">Use the select-button to enable/disable the output.</text:p>
      <text:p text:style-name="P111"><draw:frame text:anchor-type="char" draw:z-index="38" draw:name="Shape1_0" draw:style-name="gr2" draw:text-style-name="P140" svg:width="7.677cm" svg:height="1.941cm" svg:x="9.322cm" svg:y="0.139cm"><draw:text-box><text:p><text:span text:style-name="T47"><text:s/></text:span><text:span text:style-name="T47">Input <text:s text:c="5"/>7 <text:s/>1 <text:s/></text:span></text:p><text:p><text:span text:style-name="T47"><text:s/></text:span><text:span text:style-name="T47">On/Off <text:s/>A <text:s/>4 &gt;1&lt; </text:span></text:p></draw:text-box></draw:frame>Use the right-button and then the up/down buttons to change the output pin.</text:p>
      <text:p text:style-name="P111"><text:span text:style-name="T45">Pressing the select-button here will exercise the output for identification/check.</text:span></text:p>
      <text:p text:style-name="P75">Use the left-button to return through the fields to the <text:span text:style-name="T30">type (</text:span>“<text:span text:style-name="T30">On/Off</text:span>”<text:span text:style-name="T30">)</text:span> field.</text:p>
      <text:p text:style-name="P75">Use the left or select button to cancel or confirm the changes.</text:p>
      <text:h text:style-name="P130" text:outline-level="4"><text:bookmark-start text:name="__RefHeading___Toc897_3714537301"/>Input <text:span text:style-name="T30">delay</text:span><text:bookmark-end text:name="__RefHeading___Toc897_3714537301"/></text:h>
      <text:p text:style-name="P17">To configure a delay between the operation of an input’s outputs, put a special “delay” output between the two outputs concerned.</text:p>
      <text:p text:style-name="P26">For example to put a delay between the outputs module 4, pin 1 and module 5, pin 2 for input module <text:span text:style-name="T45">7</text:span> pin 1:</text:p>
      <text:p text:style-name="P18"><draw:frame text:anchor-type="char" draw:z-index="39" draw:name="Shape1_0" draw:style-name="gr1" draw:text-style-name="P140" svg:width="7.677cm" svg:height="1.941cm" svg:x="9.322cm" svg:y="0.108cm"><draw:text-box><text:p><text:span text:style-name="T47"><text:s/></text:span><text:span text:style-name="T47">Input <text:s text:c="5"/>7 <text:s/>1 <text:s/></text:span></text:p><text:p><text:span text:style-name="T47"><text:s/></text:span><text:span text:style-name="T47">On/Off <text:s/>A <text:s/>4 &gt;1&lt; </text:span></text:p></draw:text-box></draw:frame>Use the right-button to get to the output label field, and <text:span text:style-name="T31">confiure output “A”.</text:span></text:p>
      <text:p text:style-name="P87"/>
      <text:p text:style-name="P87"><draw:frame text:anchor-type="char" draw:z-index="40" draw:name="Shape1_0" draw:style-name="gr1" draw:text-style-name="P140" svg:width="7.677cm" svg:height="1.941cm" svg:x="9.322cm" svg:y="0.164cm"><draw:text-box><text:p><text:span text:style-name="T47"><text:s/></text:span><text:span text:style-name="T47">Input <text:s text:c="5"/>7 <text:s/>1 <text:s/></text:span></text:p><text:p><text:span text:style-name="T47"><text:s/></text:span><text:span text:style-name="T47">On/Off &gt;B&lt; . <text:s/>. <text:s/></text:span></text:p></draw:text-box></draw:frame>Return to the label field and use the up/down buttons to select output ‘B’.</text:p>
      <text:p text:style-name="P87"/>
      <text:p text:style-name="P87"/>
      <text:p text:style-name="P87"><draw:frame text:anchor-type="char" draw:z-index="41" draw:name="Shape1_0" draw:style-name="gr1" draw:text-style-name="P140" svg:width="7.677cm" svg:height="1.941cm" svg:x="9.322cm" svg:y="0.053cm"><draw:text-box><text:p><text:span text:style-name="T47"><text:s/></text:span><text:span text:style-name="T47">Input <text:s text:c="5"/>7 <text:s/>1 <text:s/></text:span></text:p><text:p><text:span text:style-name="T47"><text:s/></text:span><text:span text:style-name="T47">On/Off <text:s/>B &gt;.&lt; . <text:s/></text:span></text:p></draw:text-box></draw:frame>Move to the node field and use the select button if necessary to ensure the output is disabled.</text:p>
      <text:p text:style-name="P81"/>
      <text:p text:style-name="P83"><draw:frame text:anchor-type="char" draw:z-index="42" draw:name="Shape1_0" draw:style-name="gr1" draw:text-style-name="P140" svg:width="7.677cm" svg:height="1.941cm" svg:x="9.322cm" svg:y="0.247cm"><draw:text-box><text:p><text:span text:style-name="T47"><text:s/></text:span><text:span text:style-name="T47">Input <text:s text:c="5"/>7 <text:s/>1 <text:s/></text:span></text:p><text:p><text:span text:style-name="T47"><text:s/></text:span><text:span text:style-name="T47">On/Off <text:s/>B <text:s/>. &gt;3&lt; </text:span></text:p></draw:text-box></draw:frame>Use the right-button and then the up/down buttons to specify the delay required, from 1 to 255 seconds.</text:p>
      <text:p text:style-name="P84">To remove a delay, set it to zero (a ‘.’ will once more be shown).</text:p>
      <text:p text:style-name="P84"><draw:frame text:anchor-type="char" draw:z-index="43" draw:name="Shape1_0" draw:style-name="gr1" draw:text-style-name="P140" svg:width="7.677cm" svg:height="1.941cm" svg:x="9.322cm" svg:y="-0.109cm"><draw:text-box><text:p><text:span text:style-name="T47"><text:s/></text:span><text:span text:style-name="T47">Input <text:s text:c="5"/>7 <text:s/>1 <text:s/></text:span></text:p><text:p><text:span text:style-name="T47"><text:s/></text:span><text:span text:style-name="T47">On/Off &gt;C&lt; 5 <text:s/>2 <text:s/></text:span></text:p></draw:text-box></draw:frame>Proceed to output ‘C’ to configure the output to be actioned after the delay.</text:p>
      <text:p text:style-name="P84"/>
      <text:p text:style-name="P84"/>
      <text:p text:style-name="P84"><draw:frame text:anchor-type="char" draw:z-index="44" draw:name="Shape1_0" draw:style-name="gr1" draw:text-style-name="P140" svg:width="7.677cm" svg:height="1.941cm" svg:x="9.322cm" svg:y="0.152cm"><draw:text-box><text:p><text:span text:style-name="T47"><text:s/></text:span><text:span text:style-name="T47">Input <text:s text:c="5"/>7 <text:s/>1 <text:s/></text:span></text:p><text:p><text:span text:style-name="T47"><text:s/></text:span><text:span text:style-name="T47">On/Off 41 .3 52 <text:s/></text:span></text:p></draw:text-box></draw:frame>Return to the type (“On/Off”) field and a summary of the setting is shown.</text:p>
      <text:p text:style-name="P84">Input module <text:span text:style-name="T45">7</text:span>, pin 1, will operate output module 4, pin 1, pause 3 seconds and then operate output module 5, pin 2.</text:p>
      <text:p text:style-name="P84">Note that with multiple outputs, the outputs are operated in reverse order when being set Lo, so first output module 5, pin 2, then wait 3 seconds, then output module 4, pin 1.</text:p>
      <text:h text:style-name="P117" text:outline-level="3"><text:bookmark-start text:name="__RefHeading___Toc339_1673517113"/>Lock menu<text:bookmark-end text:name="__RefHeading___Toc339_1673517113"/></text:h>
      <text:p text:style-name="P20">Interlocks can be configured between any pair of outputs. Each output can have up to eight locks, four against its Lo state, four against its Hi state.</text:p>
      <text:p text:style-name="P20">Normally locks are created in pairs, one entry in each of the outputs.</text:p>
      <text:p text:style-name="P20">Locks specify a state that is forbidden. For example a signal may not be Lo (Off) when a servo (point) is set against it, Hi for example.</text:p>
      <text:p text:style-name="P20">The definition for the signal will be specified in its Lo set, against the point being Hi. The definition for the point will be in its Hi set, against the signal being Lo (Off).</text:p>
      <text:p text:style-name="P20"><draw:frame text:anchor-type="char" draw:z-index="45" draw:name="Shape1_0" draw:style-name="gr1" draw:text-style-name="P140" svg:width="7.677cm" svg:height="1.941cm" svg:x="9.322cm" svg:y="0.358cm"><draw:text-box><text:p><text:span text:style-name="T47"><text:s/></text:span><text:span text:style-name="T47">Lock <text:s/>&lt; <text:s text:c="3"/>4 <text:s/>2 <text:s/></text:span></text:p><text:p><text:span text:style-name="T47"><text:s/></text:span><text:span text:style-name="T47">Signal Lo 0 Hi 0 </text:span></text:p></draw:text-box></draw:frame>In the top-level menu, use the up/down buttons to select the Lock menu.</text:p>
      <text:p text:style-name="P21">Use the right-button to move through the fields, selecting the desired node and pin with the up/down buttons as you go, just as for Output definitions.</text:p>
      <text:p text:style-name="P21">The example shows module 4, pin 2 (a signal) as no locks set in either of its sets, Lo or Hi.</text:p>
      <text:p text:style-name="P21"><draw:frame text:anchor-type="char" draw:z-index="46" draw:name="Shape1_0" draw:style-name="gr1" draw:text-style-name="P140" svg:width="7.677cm" svg:height="1.941cm" svg:x="9.322cm" svg:y="0.245cm"><draw:text-box><text:p><text:span text:style-name="T47"><text:s/></text:span><text:span text:style-name="T47">Lock <text:s text:c="6"/>4 <text:s/>2 <text:s/></text:span></text:p><text:p><text:span text:style-name="T47"><text:s/></text:span><text:span text:style-name="T47">Lo&lt; A <text:s/>.. <text:s/>. <text:s/>. <text:s/></text:span></text:p></draw:text-box></draw:frame>Use the right-button in the pin field and the bottom row shows the first (labelled ‘A’) Lo lock. The dots indicate “disabled”.</text:p>
      <text:p text:style-name="P21"><draw:frame text:anchor-type="char" draw:z-index="47" draw:name="Shape1_0" draw:style-name="gr1" draw:text-style-name="P140" svg:width="7.677cm" svg:height="1.941cm" svg:x="9.322cm" svg:y="0.347cm"><draw:text-box><text:p><text:span text:style-name="T47"><text:s/></text:span><text:span text:style-name="T47">Lock <text:s text:c="6"/>4 <text:s/>2 <text:s/></text:span></text:p><text:p><text:span text:style-name="T47"><text:s/></text:span><text:span text:style-name="T47">Lo &gt;A&lt; .. <text:s/>. <text:s/>. <text:s/></text:span></text:p></draw:text-box></draw:frame>Use the up/down buttons to select the outputs Lo or Hi set, then use the right-button to configure a lock&gt;</text:p>
      <text:p text:style-name="P21">Pressing the select-button here will exercise the output for indication/check.</text:p>
      <text:p text:style-name="P21">Use the up/down buttons to select the desired entry, there are four labelled ‘A’ to ‘D’. There is no significance to which ones are defined, all the entries will be utilised when testing for locks.</text:p>
      <text:p text:style-name="P21"><draw:frame text:anchor-type="char" draw:z-index="48" draw:name="Shape1_0" draw:style-name="gr1" draw:text-style-name="P140" svg:width="7.677cm" svg:height="1.941cm" svg:x="9.322cm" svg:y="0.026cm"><draw:text-box><text:p><text:span text:style-name="T47"><text:s/></text:span><text:span text:style-name="T47">Lock <text:s text:c="6"/>4 <text:s/>2 <text:s/></text:span></text:p><text:p><text:span text:style-name="T47"><text:s/></text:span><text:span text:style-name="T47">Lo <text:s/>A &gt;Hi&lt; 4 <text:s/>1 <text:s/></text:span></text:p></draw:text-box></draw:frame>Use the right-button and choose the Lo or Hi state for <text:span text:style-name="T45">the </text:span>co<text:span text:style-name="T45">m</text:span>plimentary output.</text:p>
      <text:p text:style-name="P21">Pressing the select-button here will enable/disable the lock entry.</text:p>
      <text:p text:style-name="P21">In the example, <text:span text:style-name="T33">output 4, pin 2 (a signal) has its first (‘A’) Lo locks set against output 4, pin 1 being Hi.</text:span></text:p>
      <text:p text:style-name="P22"><draw:frame text:anchor-type="char" draw:z-index="49" draw:name="Shape1_0" draw:style-name="gr1" draw:text-style-name="P140" svg:width="7.677cm" svg:height="1.941cm" svg:x="9.322cm" svg:y="0.049cm"><draw:text-box><text:p><text:span text:style-name="T47"><text:s/></text:span><text:span text:style-name="T47">Lock <text:s text:c="6"/>4 <text:s/>2 <text:s/></text:span></text:p><text:p><text:span text:style-name="T47"><text:s/></text:span><text:span text:style-name="T47">Lo <text:s/>A <text:s/>Hi &gt;4&lt; 1 <text:s/></text:span></text:p></draw:text-box></draw:frame>Use the right-button and then the up/down buttons to specify the output node to lock against. Locks can be set against any module, any pin.</text:p>
      <text:p text:style-name="P22">Pressing the select-button here will exercise the complimentary output for identification/check.</text:p>
      <text:p text:style-name="P90"><draw:frame text:anchor-type="char" draw:z-index="50" draw:name="Shape1_0" draw:style-name="gr1" draw:text-style-name="P140" svg:width="7.677cm" svg:height="1.941cm" svg:x="9.322cm" svg:y="0.141cm"><draw:text-box><text:p><text:span text:style-name="T47"><text:s/></text:span><text:span text:style-name="T47">Lock <text:s text:c="6"/>4 <text:s/>2 <text:s/></text:span></text:p><text:p><text:span text:style-name="T47"><text:s/></text:span><text:span text:style-name="T47">Lo <text:s/>A <text:s/>Hi <text:s/>4 &gt;1&lt; </text:span></text:p></draw:text-box></draw:frame>Use the right-button and then the up/down buttons to adjust the output pin in the same manner. Again, pressing the select-button here will exercise the output.</text:p>
      <text:p text:style-name="P22"><draw:frame text:anchor-type="char" draw:z-index="51" draw:name="Shape1_0" draw:style-name="gr1" draw:text-style-name="P140" svg:width="7.677cm" svg:height="1.941cm" svg:x="9.322cm" svg:y="0.026cm"><draw:text-box><text:p><text:span text:style-name="T47"><text:s/></text:span><text:span text:style-name="T47">Lock <text:s text:c="6"/>4 <text:s/>2 <text:s/></text:span></text:p><text:p><text:span text:style-name="T47"><text:s/></text:span><text:span text:style-name="T47">Lo&lt; A <text:s/>Hi <text:s/>4 <text:s/>1 <text:s/></text:span></text:p></draw:text-box></draw:frame>Return to the first field (“Lo”) and use the left or select button to cancel or confirm the changes.</text:p>
      <text:p text:style-name="P22"/>
      <text:p text:style-name="P22"><draw:frame text:anchor-type="char" draw:z-index="52" draw:name="Shape1_0" draw:style-name="gr1" draw:text-style-name="P140" svg:width="7.677cm" svg:height="1.941cm" svg:x="9.322cm" svg:y="0.026cm"><draw:text-box><text:p><text:span text:style-name="T47"><text:s/></text:span><text:span text:style-name="T47">Lock <text:s text:c="6"/>4 &gt;2&lt; </text:span></text:p><text:p><text:span text:style-name="T47"><text:s/></text:span><text:span text:style-name="T47">Signal Lo 1 Hi 0 <text:s/></text:span></text:p></draw:text-box></draw:frame>The panel now shows there’s one Lo lock defined for this output.</text:p>
      <text:p text:style-name="P22"/>
      <text:p text:style-name="P22"><draw:frame text:anchor-type="char" draw:z-index="53" draw:name="Shape1_0" draw:style-name="gr1" draw:text-style-name="P140" svg:width="7.677cm" svg:height="1.941cm" svg:x="9.322cm" svg:y="0.083cm"><draw:text-box><text:p><text:span text:style-name="T47"><text:s/></text:span><text:span text:style-name="T47">Lock <text:s text:c="6"/>4 &gt;1&lt; <text:s/></text:span></text:p><text:p><text:span text:style-name="T47"><text:s/></text:span><text:span text:style-name="T47">Servo <text:s/>Lo 0 Hi 0 </text:span></text:p></draw:text-box></draw:frame>To set the complimentary lock, select the desired node and pin as before. As usual, pressing select on the pin field will exercise the output for identification/check.</text:p>
      <text:p text:style-name="P22"><draw:frame text:anchor-type="char" draw:z-index="54" draw:name="Shape1_0" draw:style-name="gr1" draw:text-style-name="P140" svg:width="7.677cm" svg:height="1.941cm" svg:x="9.322cm" svg:y="0.026cm"><draw:text-box><text:p><text:span text:style-name="T47"><text:s/></text:span><text:span text:style-name="T47">Lock <text:s text:c="6"/>4 <text:s/>1 <text:s/></text:span></text:p><text:p><text:span text:style-name="T47"><text:s/></text:span><text:span text:style-name="T47">Hi&lt; A <text:s/>.. <text:s/>. <text:s/>. <text:s/></text:span></text:p></draw:text-box></draw:frame>Use the right-button and then the up/down buttons to select the Hi set for this output.</text:p>
      <text:p text:style-name="P21"/>
      <text:p text:style-name="P24"><draw:frame text:anchor-type="char" draw:z-index="55" draw:name="Shape1_0" draw:style-name="gr2" draw:text-style-name="P140" svg:width="7.677cm" svg:height="1.941cm" svg:x="9.322cm" svg:y="0.233cm"><draw:text-box><text:p><text:span text:style-name="T47"><text:s/></text:span><text:span text:style-name="T47">Lock <text:s text:c="6"/>4 <text:s/>1 <text:s/></text:span></text:p><text:p><text:span text:style-name="T47"><text:s/></text:span><text:span text:style-name="T47">Hi <text:s/>A &gt;Lo&lt; 5 <text:s/>3 <text:s/></text:span></text:p></draw:text-box></draw:frame>Use the right-button to move to the set field, and the up/down buttons to select the set.</text:p>
      <text:p text:style-name="P24"/>
      <text:p text:style-name="P24"><draw:frame text:anchor-type="char" draw:z-index="56" draw:name="Shape1_0" draw:style-name="gr2" draw:text-style-name="P140" svg:width="7.677cm" svg:height="1.941cm" svg:x="9.322cm" svg:y="0.139cm"><draw:text-box><text:p><text:span text:style-name="T47"><text:s/></text:span><text:span text:style-name="T47">Lock <text:s text:c="6"/>4 <text:s/>1 <text:s/></text:span></text:p><text:p><text:span text:style-name="T47"><text:s/></text:span><text:span text:style-name="T47">Hi <text:s/>A <text:s/>Lo <text:s/>4 &gt;2&lt; </text:span></text:p></draw:text-box></draw:frame>Use the right-button and then the up/down buttons to select the complimentary output.</text:p>
      <text:p text:style-name="P25">The example shows output 4, pin 1 (a servo) locked against output 4, pin 2 being Lo.</text:p>
      <text:p text:style-name="P25"><draw:frame text:anchor-type="char" draw:z-index="57" draw:name="Shape1_0" draw:style-name="gr1" draw:text-style-name="P140" svg:width="7.677cm" svg:height="1.941cm" svg:x="9.322cm" svg:y="0.026cm"><draw:text-box><text:p><text:span text:style-name="T47"><text:s/></text:span><text:span text:style-name="T47">Lock <text:s text:c="6"/>4 <text:s/>1 <text:s/></text:span></text:p><text:p><text:span text:style-name="T47"><text:s/></text:span><text:span text:style-name="T47">Servo <text:s/>Lo 0 Hi 1 </text:span></text:p></draw:text-box></draw:frame>Use the left or select button to cancel or confirm the changes.</text:p>
      <text:p text:style-name="P23">The panel now shows there’s one <text:span text:style-name="T34">Hi</text:span> lock defined for this output.</text:p>
      <text:p text:style-name="P25">Notes.</text:p>
      <text:list xml:id="list2514532019" text:style-name="L3">
        <text:list-item>
          <text:p text:style-name="P105">It’s possible to specify locks against a pair of outputs where both outputs are in the same state (Hi or Lo) – this is perfectly reasonable.</text:p>
        </text:list-item>
        <text:list-item>
          <text:p text:style-name="P105">It’s possible to specify a lock against the same output. This isn’t useful.</text:p>
        </text:list-item>
      </text:list>
      <text:h text:style-name="P117" text:outline-level="3"><text:bookmark-start text:name="__RefHeading___Toc341_1673517113"/>Export menu<text:bookmark-end text:name="__RefHeading___Toc341_1673517113"/></text:h>
      <text:p text:style-name="P27">The complete configuration can be exported via the Uno’s serial IO using a USB cable connected to a computer.</text:p>
      <text:p text:style-name="P27">Some software capable of reading from the USB socket is required on the computer. The Arduino IDE is ideal for this.</text:p>
      <text:p text:style-name="P27"><draw:frame text:anchor-type="char" draw:z-index="58" draw:name="Shape1_0" draw:style-name="gr1" draw:text-style-name="P140" svg:width="7.677cm" svg:height="1.941cm" svg:x="9.322cm" svg:y="0.026cm"><draw:text-box><text:p><text:span text:style-name="T47"><text:s/></text:span><text:span text:style-name="T47">Export <text:s text:c="5"/>v2.6 </text:span></text:p><text:p><text:span text:style-name="T47"><text:s/></text:span><text:span text:style-name="T47">All <text:s text:c="2"/>&lt; <text:s text:c="9"/></text:span></text:p></draw:text-box></draw:frame>In the top-level menu, select the Export menu and then use the right-button to move to the export sub-menu.</text:p>
      <text:p text:style-name="P27">Use the up/down buttons to select the definitions to export (the system, the outputs, the inputs, the locks) or select “All” to export everything.</text:p>
      <text:p text:style-name="P27"><draw:frame text:anchor-type="char" draw:z-index="59" draw:name="Shape1_0" draw:style-name="gr1" draw:text-style-name="P140" svg:width="7.677cm" svg:height="1.941cm" svg:x="9.322cm" svg:y="0.026cm"><draw:text-box><text:p><text:span text:style-name="T47"><text:s/></text:span><text:span text:style-name="T47">Export <text:s text:c="5"/>v2.6 </text:span></text:p><text:p><text:span text:style-name="T47"><text:s/></text:span><text:span text:style-name="T47">All <text:s text:c="3"/>Exporting </text:span></text:p></draw:text-box></draw:frame>Use the right-button to perform the export. The panel will show that it’s export for a brief period.</text:p>
      <text:p text:style-name="P27">The output can be saved for use in the import function.</text:p>
      <text:p text:style-name="P27">The export output is human readable, and can even be edited though that is not recommended.</text:p>
      <text:p text:style-name="P29">There will be one line for the system configuration, 16 lines for each input module, 8 lines for each output module, <text:span text:style-name="T36">8 lines for each output module’s locks </text:span>plus some comment lines (which start with a ‘#’ character), <text:span text:style-name="T37">something like this (many lines have been omitted for brevity):</text:span></text:p>
      <text:p text:style-name="P31">#System Version Detail <text:s/>Control <text:s/>Input <text:s text:c="2"/>Output <text:s/>Report<text:line-break/>System <text:s/>v2.6 <text:s text:c="3"/>i2cID <text:s text:c="2"/>10 <text:s text:c="6"/>20 <text:s text:c="5"/>50 <text:s text:c="5"/>Lon<text:span text:style-name="T37">g<text:line-break/></text:span><text:line-break/>#Input <text:s/>Node <text:s text:c="3"/>Pin <text:s text:c="4"/>Type <text:s text:c="3"/>OutA <text:s text:c="3"/>OutB <text:s text:c="3"/>OutC <text:s text:c="3"/>OutD <text:s text:c="3"/>OutE <text:s text:c="3"/>OutF <text:s text:c="3"/>OutG<text:line-break/>Input <text:s text:c="2"/><text:span text:style-name="T36">8</text:span> <text:s text:c="6"/>0 <text:s text:c="6"/>On/Off <text:s/><text:span text:style-name="T36">4</text:span> <text:span text:style-name="T36">1</text:span> <text:s text:c="4"/>. 1 <text:s text:c="4"/><text:span text:style-name="T36">4</text:span> <text:span text:style-name="T36">0</text:span> <text:s text:c="4"/>. 1 <text:s text:c="4"/><text:span text:style-name="T36">5</text:span> <text:span text:style-name="T36">3</text:span> <text:s text:c="4"/>. . <text:s text:c="4"/>. .<text:line-break/>Input <text:s text:c="2"/><text:span text:style-name="T36">8</text:span> <text:s text:c="6"/>1 <text:s text:c="6"/>On/Off <text:s/>8 <text:span text:style-name="T36">2</text:span> <text:s text:c="4"/>. . <text:s text:c="4"/>. . <text:s text:c="4"/>. . <text:s text:c="4"/>. . <text:s text:c="4"/>. . <text:s text:c="4"/>. .<text:line-break/>Input <text:s text:c="2"/><text:span text:style-name="T36">8</text:span> <text:s text:c="6"/>2 <text:s text:c="6"/>On <text:s text:c="5"/><text:span text:style-name="T36">8 3</text:span> <text:s text:c="4"/>. . <text:s text:c="4"/>. . <text:s text:c="4"/>. . <text:s text:c="4"/>. . <text:s text:c="4"/>. . <text:s text:c="4"/>. .<text:line-break/>Input <text:s text:c="2"/><text:span text:style-name="T36">8</text:span> <text:s text:c="6"/>3 <text:s text:c="6"/>Off <text:s text:c="4"/>. . <text:s text:c="4"/><text:span text:style-name="T36">5</text:span> 1 <text:s text:c="4"/>. . <text:s text:c="4"/>. . <text:s text:c="4"/>. . <text:s text:c="4"/>. . <text:s text:c="4"/>. .<text:line-break/><text:line-break/>#Output Node <text:s text:c="3"/>Pin <text:s text:c="4"/>Type <text:s text:c="3"/>Lo <text:s text:c="5"/>Hi <text:s text:c="5"/>Spd <text:s text:c="4"/>Reset<text:line-break/>Output <text:s/><text:span text:style-name="T36">4</text:span> <text:s text:c="6"/>0 <text:s text:c="6"/>S<text:span text:style-name="T36">ervo </text:span><text:s text:c="2"/>00 <text:s text:c="5"/>b4 <text:s text:c="5"/>0e <text:s text:c="5"/>00<text:line-break/>Output <text:s/><text:span text:style-name="T36">4</text:span> <text:s text:c="6"/>1 <text:s text:c="6"/><text:span text:style-name="T36">Signal</text:span> <text:s/>b4 <text:s text:c="5"/>00 <text:s text:c="5"/>0d <text:s text:c="5"/>00<text:line-break/><text:span text:style-name="T37">O</text:span>utput <text:s/><text:span text:style-name="T36">4</text:span> <text:s text:c="6"/><text:span text:style-name="T36">2</text:span> <text:s text:c="6"/><text:span text:style-name="T36">LED <text:s text:c="2"/></text:span><text:s text:c="2"/><text:span text:style-name="T36">27</text:span> <text:s text:c="5"/><text:span text:style-name="T36">27</text:span> <text:s text:c="5"/>0<text:span text:style-name="T36">c</text:span> <text:s text:c="5"/>00<text:line-break/>Output <text:s/><text:span text:style-name="T36">4</text:span> <text:s text:c="6"/><text:span text:style-name="T36">3</text:span> <text:s text:c="6"/><text:span text:style-name="T36">Flash </text:span><text:s text:c="2"/><text:span text:style-name="T36">3f</text:span> <text:s text:c="5"/><text:span text:style-name="T36">3f</text:span> <text:s text:c="5"/><text:span text:style-name="T36">0d</text:span> <text:s text:c="5"/>00<text:line-break/><text:line-break/>#Lock <text:s text:c="2"/>Node <text:s text:c="3"/><text:span text:style-name="T36">P</text:span>in <text:s text:c="4"/>LockLoA LockLoB LockLoC LockLoD LockHiA LockHiB LockHiC LockHiD<text:line-break/>Lock <text:s text:c="3"/>4 <text:s text:c="6"/>0 <text:s text:c="6"/>. <text:s text:c="6"/>. <text:s text:c="6"/>. <text:s text:c="6"/>. <text:s text:c="6"/>. <text:s text:c="6"/>. <text:s text:c="6"/>. <text:s text:c="6"/>.<text:line-break/>Lock <text:s text:c="3"/>4 <text:s text:c="6"/>1 <text:s text:c="6"/>Hi 8 1 <text:s/>Lo 8 0 <text:s/>Hi 4 1 <text:s/>.<text:tab/>. <text:s text:c="4"/>. <text:s text:c="6"/>. <text:s text:c="6"/>. <text:s text:c="6"/>.<text:line-break/><text:span text:style-name="T37">L</text:span>ock <text:s text:c="3"/>4 <text:s text:c="6"/>2 <text:s text:c="6"/>Hi f 7 <text:s/>Lo 0 0 <text:s/>Hi f 7 <text:s/>Hi f 7 <text:s/>. <text:s text:c="6"/>. <text:s text:c="6"/>. <text:s text:c="6"/>.<text:line-break/></text:p>
      <text:p text:style-name="P32"/>
      <text:h text:style-name="P117" text:outline-level="3"><text:bookmark-start text:name="__RefHeading___Toc343_1673517113"/>Import menu<text:bookmark-end text:name="__RefHeading___Toc343_1673517113"/></text:h>
      <text:p text:style-name="P28">A previously saved export can be imported to restore the state if it’s been lost or damaged using a USB cable connected to a computer.</text:p>
      <text:p text:style-name="P28"><text:span text:style-name="T35">As for export, s</text:span>ome software capable of <text:span text:style-name="T35">writing to</text:span> the USB socket is required on the computer. The Arduino IDE is ideal for this.</text:p>
      <text:p text:style-name="P27"><draw:frame text:anchor-type="char" draw:z-index="60" draw:name="Shape1_0" draw:style-name="gr1" draw:text-style-name="P140" svg:width="7.677cm" svg:height="1.941cm" svg:x="9.322cm" svg:y="0.026cm"><draw:text-box><text:p><text:span text:style-name="T47"><text:s/></text:span><text:span text:style-name="T47">Import <text:s text:c="10"/></text:span></text:p><text:p><text:span text:style-name="T47"><text:s/></text:span><text:span text:style-name="T47">Waiting <text:s text:c="9"/></text:span></text:p></draw:text-box></draw:frame>In the top-level menu, select the Import menu and then use the right-button to move to the import mode.</text:p>
      <text:p text:style-name="P29">Using the Arduino IDE or other suitable comms software, send all or some of the data from a previously exported system to the Arduino via the USB cable.</text:p>
      <text:p text:style-name="P29"><draw:frame text:anchor-type="char" draw:z-index="61" draw:name="Shape1_0" draw:style-name="gr1" draw:text-style-name="P140" svg:width="7.677cm" svg:height="1.941cm" svg:x="9.322cm" svg:y="-0.118cm"><draw:text-box><text:p><text:span text:style-name="T47"><text:s/></text:span><text:span text:style-name="T47">Import <text:s text:c="3"/>System </text:span></text:p><text:p><text:span text:style-name="T47"><text:s text:c="18"/></text:span></text:p></draw:text-box></draw:frame>As each line is processed, a message indicating what was processed is displayed.</text:p>
      <text:p text:style-name="P33"/>
      <text:p text:style-name="P33"><draw:frame text:anchor-type="char" draw:z-index="62" draw:name="Shape1_0" draw:style-name="gr2" draw:text-style-name="P140" svg:width="7.677cm" svg:height="1.941cm" svg:x="9.322cm" svg:y="-0.122cm"><draw:text-box><text:p><text:span text:style-name="T47"><text:s/></text:span><text:span text:style-name="T47">Import <text:s text:c="3"/>Input <text:s/></text:span></text:p><text:p><text:span text:style-name="T47"><text:s/></text:span><text:span text:style-name="T47">On/Off <text:s text:c="4"/>8 <text:s/>0 <text:s/></text:span></text:p></draw:text-box></draw:frame>An input, <text:span text:style-name="T38">module 8, pin 0 (an On/Off input).</text:span></text:p>
      <text:p text:style-name="P29"/>
      <text:p text:style-name="P29"/>
      <text:p text:style-name="P34"><draw:frame text:anchor-type="char" draw:z-index="63" draw:name="Shape1_0" draw:style-name="gr1" draw:text-style-name="P140" svg:width="7.677cm" svg:height="1.941cm" svg:x="9.322cm" svg:y="0.026cm"><draw:text-box><text:p><text:span text:style-name="T47"><text:s/></text:span><text:span text:style-name="T47">Import <text:s text:c="3"/>Output <text:s/></text:span></text:p><text:p><text:span text:style-name="T47"><text:s/></text:span><text:span text:style-name="T47">Servo <text:s text:c="5"/>4 <text:s/>1 <text:s/></text:span></text:p></draw:text-box></draw:frame>An output, module 4, pin 1 <text:span text:style-name="T46">(a servo)</text:span>.</text:p>
      <text:p text:style-name="P34"/>
      <text:p text:style-name="P34"/>
      <text:p text:style-name="P34"><draw:frame text:anchor-type="char" draw:z-index="64" draw:name="Shape1_0" draw:style-name="gr1" draw:text-style-name="P140" svg:width="7.677cm" svg:height="1.941cm" svg:x="9.322cm" svg:y="0.026cm"><draw:text-box><text:p><text:span text:style-name="T47"><text:s/></text:span><text:span text:style-name="T47">Import <text:s text:c="3"/>Lock <text:s text:c="2"/></text:span></text:p><text:p><text:span text:style-name="T47"><text:s/></text:span><text:span text:style-name="T47">Signal <text:s text:c="4"/>4 <text:s/>2 <text:s/></text:span></text:p></draw:text-box></draw:frame>A lock for output module 4, pin 2 <text:span text:style-name="T46">(a signal)</text:span>.</text:p>
      <text:p text:style-name="P34"/>
      <text:p text:style-name="P34"/>
      <text:p text:style-name="P35"><draw:frame text:anchor-type="char" draw:z-index="65" draw:name="Shape1_0" draw:style-name="gr1" draw:text-style-name="P140" svg:width="7.677cm" svg:height="1.941cm" svg:x="9.322cm" svg:y="0.026cm"><draw:text-box><text:p><text:span text:style-name="T47"><text:s/></text:span><text:span text:style-name="T47">Import <text:s text:c="10"/></text:span></text:p><text:p><text:span text:style-name="T47"><text:s/></text:span><text:span text:style-name="T47">Waiting <text:s text:c="9"/></text:span></text:p></draw:text-box></draw:frame>When the importing is finished, the waiting message re-appears. Use any button to return to the top-level menu.</text:p>
      <text:p text:style-name="P30"/>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Bitstream Vera Sans1" svg:font-family="'Bitstream Vera Sans'" style:font-family-generic="roman"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Bitstream Vera Sans2" svg:font-family="'Bitstream Vera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499cm" fo:margin-right="0cm" fo:margin-top="0cm" fo:margin-bottom="0.212cm" loext:contextual-spacing="false"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Bitstream Vera Sans" fo:font-family="'Bitstream Vera Sans'" style:font-family-generic="swiss" style:font-pitch="variable" fo:font-size="14pt" style:font-name-asian="Bitstream Vera Sans2" style:font-family-asian="'Bitstream Vera Sans'" style:font-family-generic-asian="system" style:font-pitch-asian="variable" style:font-size-asian="14pt" style:font-name-complex="Bitstream Vera Sans2" style:font-family-complex="'Bitstream Vera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Bitstream Vera Sans1" fo:font-family="'Bitstream Vera Sans'" style:font-family-generic="roman" style:font-pitch="variable" fo:font-size="24pt" fo:font-weight="bold" style:font-name-asian="Bitstream Vera Sans2" style:font-family-asian="'Bitstream Vera Sans'" style:font-family-generic-asian="system" style:font-pitch-asian="variable" style:font-size-asian="24pt" style:font-weight-asian="bold" style:font-name-complex="Bitstream Vera Sans2" style:font-family-complex="'Bitstream Ver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text-properties style:font-name="Bitstream Vera Sans1" fo:font-family="'Bitstream Vera Sans'" style:font-family-generic="roman" style:font-pitch="variable" fo:font-size="18pt" fo:font-weight="bold" style:font-name-asian="Bitstream Vera Sans2" style:font-family-asian="'Bitstream Vera Sans'" style:font-family-generic-asian="system" style:font-pitch-asian="variable" style:font-size-asian="18pt" style:font-weight-asian="bold" style:font-name-complex="Bitstream Vera Sans2" style:font-family-complex="'Bitstream Ver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1" fo:font-family="'Bitstream Vera Sans'" style:font-family-generic="roman" style:font-pitch="variable" fo:font-size="14pt" fo:font-weight="bold" style:font-name-asian="Bitstream Vera Sans2" style:font-family-asian="'Bitstream Vera Sans'" style:font-family-generic-asian="system" style:font-pitch-asian="variable" style:font-size-asian="14pt" style:font-weight-asian="bold" style:font-name-complex="Bitstream Vera Sans2" style:font-family-complex="'Bitstream Ver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1" fo:font-family="'Bitstream Vera Sans'" style:font-family-generic="roman" style:font-pitch="variable" fo:font-size="12pt" fo:font-weight="bold" style:font-name-asian="Bitstream Vera Sans2" style:font-family-asian="'Bitstream Vera Sans'" style:font-family-generic-asian="system" style:font-pitch-asian="variable" style:font-size-asian="12pt" style:font-weight-asian="bold" style:font-name-complex="Bitstream Vera Sans2" style:font-family-complex="'Bitstream Ver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class="text">
      <style:text-properties style:font-name="Bitstream Vera Sans1" fo:font-family="'Bitstream Vera Sans'" style:font-family-generic="roman" style:font-pitch="variable" fo:font-size="10pt" fo:font-weight="bold" style:font-name-asian="Bitstream Vera Sans2" style:font-family-asian="'Bitstream Vera Sans'" style:font-family-generic-asian="system" style:font-pitch-asian="variable" style:font-size-asian="10pt" style:font-weight-asian="bold" style:font-name-complex="Bitstream Vera Sans2" style:font-family-complex="'Bitstream Vera Sans'" style:font-family-generic-complex="system" style:font-pitch-complex="variable" style:font-size-complex="10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199cm" loext:contextual-spacing="false" style:join-border="false"/>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Source_20_Code" style:display-name="Source Code" style:family="paragraph" style:parent-style-name="Preformatted_20_Text">
      <loext:graphic-properties draw:fill="solid" draw:fill-color="#f7f9fa" draw:opacity="100%"/>
      <style:paragraph-properties fo:background-color="#f7f9fa" fo:padding="0.049cm" fo:border="0.06pt solid #8cacbb" style:shadow="none"/>
    </style:style>
    <style:style style:name="Source_20_File" style:display-name="Source File" style:family="paragraph" style:parent-style-name="Preformatted_20_Text">
      <loext:graphic-properties draw:fill="solid" draw:fill-color="#f1f4f5" draw:opacity="100%"/>
      <style:paragraph-properties fo:background-color="#f1f4f5" fo:padding="0.049cm" fo:border="0.06pt solid #8cacbb" style:shadow="non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2pt" style:font-size-asian="12pt" style:font-size-complex="12pt"/>
    </style:style>
    <style:style style:name="Quotation_20_1" style:display-name="Quotation 1" style:family="paragraph" style:parent-style-name="Standard">
      <style:paragraph-properties fo:margin-left="1cm" fo:margin-right="0cm" fo:margin-top="0.25cm" fo:margin-bottom="0.25cm" loext:contextual-spacing="false" fo:text-indent="0cm" style:auto-text-indent="false" fo:padding="0.049cm" fo:border-left="4.99pt solid #c0c0c0" fo:border-right="none" fo:border-top="none" fo:border-bottom="none"/>
    </style:style>
    <style:style style:name="Quotation_20_2" style:display-name="Quotation 2" style:family="paragraph" style:parent-style-name="Standard">
      <style:paragraph-properties fo:margin-left="2cm" fo:margin-right="0cm" fo:margin-top="0.25cm" fo:margin-bottom="0.25cm" loext:contextual-spacing="false" fo:text-indent="0cm" style:auto-text-indent="false" fo:padding="0.049cm" fo:border-left="4.99pt solid #9966cc" fo:border-right="none" fo:border-top="none" fo:border-bottom="none"/>
    </style:style>
    <style:style style:name="Quotation_20_3" style:display-name="Quotation 3" style:family="paragraph" style:parent-style-name="Standard">
      <style:paragraph-properties fo:margin-left="3cm" fo:margin-right="0cm" fo:margin-top="0.25cm" fo:margin-bottom="0.25cm" loext:contextual-spacing="false" fo:text-indent="0cm" style:auto-text-indent="false" fo:padding="0.049cm" fo:border-left="4.99pt solid #c5000b" fo:border-right="none" fo:border-top="none" fo:border-bottom="none"/>
    </style:style>
    <style:style style:name="Quotation_20_4" style:display-name="Quotation 4" style:family="paragraph" style:parent-style-name="Standard">
      <style:paragraph-properties fo:margin-left="4.001cm" fo:margin-right="0cm" fo:margin-top="0.25cm" fo:margin-bottom="0.25cm" loext:contextual-spacing="false" fo:text-indent="0cm" style:auto-text-indent="false" fo:padding="0.049cm" fo:border-left="4.99pt solid #579d1c" fo:border-right="none" fo:border-top="none" fo:border-bottom="none"/>
    </style:style>
    <style:style style:name="Quotation_20_5" style:display-name="Quotation 5" style:family="paragraph" style:parent-style-name="Standard">
      <style:paragraph-properties fo:margin-left="5.001cm" fo:margin-right="0cm" fo:margin-top="0.25cm" fo:margin-bottom="0.25cm" loext:contextual-spacing="false" fo:text-indent="0cm" style:auto-text-indent="false" fo:padding="0.049cm" fo:border-left="4.99pt solid #ff9966" fo:border-right="none" fo:border-top="none" fo:border-bottom="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Content" style:display-name="Numbering 1 Content" style:family="paragraph" style:parent-style-name="Standard" style:list-style-name="Numbering_20_1"/>
    <style:style style:name="Numbering_20_1_20_Content_20_First" style:display-name="Numbering 1 Content First" style:family="paragraph" style:parent-style-name="Numbering_20_1_20_Content" style:next-style-name="Text_20_body" style:class="html">
      <style:paragraph-properties fo:margin-top="0.499cm" fo:margin-bottom="0cm" loext:contextual-spacing="false"/>
    </style:style>
    <style:style style:name="Numbering_20_1_20_Content_20_Last" style:display-name="Numbering 1 Content Last" style:family="paragraph" style:parent-style-name="Numbering_20_1_20_Content" style:next-style-name="Text_20_body" style:class="html">
      <style:paragraph-properties fo:margin-top="0cm" fo:margin-bottom="0.499cm" loext:contextual-spacing="false"/>
    </style:style>
    <style:style style:name="List_20_1_20_Content" style:display-name="List 1 Content" style:family="paragraph" style:parent-style-name="Standard" style:list-style-name="List_20_1"/>
    <style:style style:name="List_20_1_20_Content_20_First" style:display-name="List 1 Content First" style:family="paragraph" style:parent-style-name="List_20_1_20_Content" style:next-style-name="Text_20_body" style:class="html">
      <style:paragraph-properties fo:margin-top="0.499cm" fo:margin-bottom="0cm" loext:contextual-spacing="false"/>
    </style:style>
    <style:style style:name="List_20_1_20_Content_20_Last" style:display-name="List 1 Content Last" style:family="paragraph" style:parent-style-name="List_20_1_20_Content" style:next-style-name="Text_20_body" style:class="html">
      <style:paragraph-properties fo:margin-top="0cm" fo:margin-bottom="0.499cm" loext:contextual-spacing="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fo:padding-left="2cm" fo:padding-right="2cm" fo:padding-top="0cm" fo:padding-bottom="0cm" fo:border="none" style:shadow="non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fo:padding-left="2cm" fo:padding-right="2cm" fo:padding-top="0cm" fo:padding-bottom="0cm" fo:border="none" style:shadow="non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fo:padding-left="2cm" fo:padding-right="2cm" fo:padding-top="0cm" fo:padding-bottom="0cm" fo:border="none" style:shadow="non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fo:padding-left="2cm" fo:padding-right="2cm" fo:padding-top="0cm" fo:padding-bottom="0cm" fo:border="none" style:shadow="none">
        <style:tab-stops>
          <style:tab-stop style:position="15.503cm"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99cm" style:type="center"/>
          <style:tab-stop style:position="17.1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ocal_20_link" style:display-name="Local link" style:family="text">
      <style:text-properties fo:color="#000000" style:text-underline-style="solid" style:text-underline-width="auto" style:text-underline-color="font-color" fo:font-weight="bold"/>
    </style:style>
    <style:style style:name="Visited_20_Local_20_Link" style:display-name="Visited Local Link" style:family="text">
      <style:text-properties fo:color="#000000" style:text-underline-style="solid" style:text-underline-width="auto" style:text-underline-color="font-color" fo:font-weight="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Footnote_20_Symbol" style:display-name="Footnote Symbol" style:family="text">
      <style:text-properties fo:color="#2b73b7" style:text-position="33% 80%"/>
    </style:style>
    <style:style style:name="Footnote_20_anchor" style:display-name="Footnote anchor" style:family="text">
      <style:text-properties fo:color="#2b73b7" style:text-position="33% 80%"/>
    </style:style>
    <style:style style:name="List_20_Symbols" style:display-name="List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251cm" fo:text-indent="-0.25cm" fo:margin-left="1.251cm"/>
        </style:list-level-properties>
        <style:text-properties style:font-name="OpenSymbol"/>
      </text:list-level-style-bullet>
      <text:list-level-style-bullet text:level="2" text:style-name="Numbering_20_Symbols" text:bullet-char="•">
        <style:list-level-properties text:list-level-position-and-space-mode="label-alignment" fo:text-align="end">
          <style:list-level-label-alignment text:label-followed-by="listtab" text:list-tab-stop-position="2.251cm" fo:text-indent="-0.25cm" fo:margin-left="2.251cm"/>
        </style:list-level-properties>
        <style:text-properties style:font-name="StarSymbol1"/>
      </text:list-level-style-bullet>
      <text:list-level-style-bullet text:level="3" text:style-name="Numbering_20_Symbols" text:bullet-char="•">
        <style:list-level-properties text:list-level-position-and-space-mode="label-alignment" fo:text-align="end">
          <style:list-level-label-alignment text:label-followed-by="listtab" text:list-tab-stop-position="3.251cm" fo:text-indent="-0.25cm" fo:margin-left="3.251cm"/>
        </style:list-level-properties>
        <style:text-properties style:font-name="OpenSymbol"/>
      </text:list-level-style-bullet>
      <text:list-level-style-bullet text:level="4" text:style-name="Numbering_20_Symbols" text:bullet-char="•">
        <style:list-level-properties text:list-level-position-and-space-mode="label-alignment" fo:text-align="end">
          <style:list-level-label-alignment text:label-followed-by="listtab" text:list-tab-stop-position="4.249cm" fo:text-indent="-0.25cm" fo:margin-left="4.249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5.249cm" fo:text-indent="-0.25cm" fo:margin-left="5.249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6.249cm" fo:text-indent="-0.25cm" fo:margin-left="6.24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7.25cm" fo:text-indent="-0.25cm" fo:margin-left="7.25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8.25cm" fo:text-indent="-0.25cm" fo:margin-left="8.25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9.25cm" fo:text-indent="-0.25cm" fo:margin-left="9.25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0.25cm" fo:text-indent="-0.25cm" fo:margin-left="10.25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1.251cm" fo:text-indent="-0.25cm" fo:margin-left="1.251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2.251cm" fo:text-indent="-0.25cm" fo:margin-left="2.25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251cm" fo:text-indent="-0.25cm" fo:margin-left="3.251cm"/>
        </style:list-level-properties>
      </text:list-level-style-number>
      <text:list-level-style-number text:level="4" text:style-name="Numbering_20_Symbols" style:num-suffix="." style:num-format="A">
        <style:list-level-properties text:list-level-position-and-space-mode="label-alignment" fo:text-align="end">
          <style:list-level-label-alignment text:label-followed-by="listtab" text:list-tab-stop-position="4.249cm" fo:text-indent="-0.25cm" fo:margin-left="4.24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249cm" fo:text-indent="-0.25cm" fo:margin-left="5.249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249cm" fo:text-indent="-0.25cm" fo:margin-left="6.249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25cm" fo:text-indent="-0.25cm" fo:margin-left="7.25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8.25cm" fo:text-indent="-0.25cm" fo:margin-left="8.25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9.25cm" fo:text-indent="-0.25cm" fo:margin-left="9.25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0.25cm" fo:text-indent="-0.25cm" fo:margin-left="10.2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73ce70" officeooo:paragraph-rsid="0073ce70"/>
    </style:style>
    <style:style style:name="MP2" style:family="paragraph" style:parent-style-name="Text_20_body">
      <style:paragraph-properties>
        <style:tab-stops>
          <style:tab-stop style:position="8.44cm" style:type="center"/>
          <style:tab-stop style:position="16.907cm" style:type="right"/>
        </style:tab-stops>
      </style:paragraph-properties>
      <style:text-properties officeooo:paragraph-rsid="0011ef35"/>
    </style:style>
    <style:style style:name="MT1" style:family="text">
      <style:text-properties officeooo:rsid="0075220d"/>
    </style:style>
    <style:style style:name="MT2" style:family="text"/>
    <style:style style:name="MT3" style:family="text">
      <style:text-properties officeooo:rsid="0011ef35"/>
    </style:style>
    <style:page-layout style:name="Mpm1">
      <style:page-layout-properties fo:page-width="21.001cm" fo:page-height="29.7cm" style:num-format="1" style:print-orientation="portrait" fo:margin-top="2cm" fo:margin-bottom="2cm" fo:margin-left="2cm" fo:margin-right="1.80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Version 2.6</text:span><text:tab/><text:tab/>Extending EzyBus</text:p>
      </style:header>
      <style:header-first>
        <text:p text:style-name="MP1"/>
      </style:header-first>
      <style:footer>
        <text:p text:style-name="MP2"><text:a xlink:type="simple" xlink:href="https://www.merg.org.uk/forum/memberlist.php?mode=viewprofile&amp;u=10994" text:style-name="Internet_20_link" text:visited-style-name="Visited_20_Internet_20_Link">M7915 Tony Clulow</text:a><text:tab/><text:span text:style-name="MT3">Page </text:span><text:span text:style-name="MT3"><text:page-number text:select-page="current">19</text:page-number></text:span><text:span text:style-name="MT3"><text:tab/>Copyright 2021 Tony Clulow</text:span></text:p>
      </style:footer>
      <style:footer-first>
        <text:p text:style-name="MP2"><text:a xlink:type="simple" xlink:href="https://www.merg.org.uk/forum/memberlist.php?mode=viewprofile&amp;u=10994" text:style-name="Internet_20_link" text:visited-style-name="Visited_20_Internet_20_Link">M7915 Tony Clulow</text:a><text:tab/><text:span text:style-name="MT3">Page </text:span><text:span text:style-name="MT3"><text:page-number text:select-page="current">1</text:page-number></text:span><text:span text:style-name="MT3"><text:tab/>Copyright Tony Clulow</text:span></text:p>
      </style:footer-firs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Generated</meta:initial-creator>
    <meta:creation-date>1970-01-01T00::00:00</meta:creation-date>
    <dc:date>2021-01-16T17:56:11.421293715</dc:date>
    <dc:language>en-US</dc:language>
    <meta:editing-cycles>41</meta:editing-cycles>
    <meta:editing-duration>PT5H3M29S</meta:editing-duration>
    <dc:title>arduino:projects:extending_ezybus</dc:title>
    <meta:document-statistic meta:table-count="0" meta:image-count="0" meta:object-count="0" meta:page-count="19" meta:paragraph-count="275" meta:word-count="4225" meta:character-count="24293" meta:non-whitespace-character-count="19842"/>
  </office:meta>
</office:document-meta>
</file>